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Таблица3" style:family="table">
      <style:table-properties style:width="17.016cm" table:align="left" style:writing-mode="lr-tb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26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3.D1" style:family="table-cell">
      <style:table-cell-properties style:vertical-align="top" fo:padding="0.097cm" fo:border="0.002cm solid #000000" style:writing-mode="lr-tb"/>
    </style:style>
    <style:style style:name="Таблица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" style:family="table">
      <style:table-properties style:width="17.02cm" table:align="left" style:writing-mode="lr-tb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4.251cm"/>
    </style:style>
    <style:style style:name="Таблица1.D" style:family="table-column">
      <style:table-column-properties style:column-width="4.2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D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" style:family="table">
      <style:table-properties style:width="17.016cm" table:align="left" style:writing-mode="lr-tb"/>
    </style:style>
    <style:style style:name="Таблица2.A" style:family="table-column">
      <style:table-column-properties style:column-width="1.217cm"/>
    </style:style>
    <style:style style:name="Таблица2.B" style:family="table-column">
      <style:table-column-properties style:column-width="1.296cm"/>
    </style:style>
    <style:style style:name="Таблица2.C" style:family="table-column">
      <style:table-column-properties style:column-width="5.159cm"/>
    </style:style>
    <style:style style:name="Таблица2.D" style:family="table-column">
      <style:table-column-properties style:column-width="4.26cm"/>
    </style:style>
    <style:style style:name="Таблица2.E" style:family="table-column">
      <style:table-column-properties style:column-width="5.08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2.E1" style:family="table-cell">
      <style:table-cell-properties style:vertical-align="top" fo:padding="0.097cm" fo:border="0.002cm solid #000000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B2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.A12" style:family="table-cell">
      <style:table-cell-properties style:vertical-align="top" fo:background-color="#ffff6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Таблица2.B12" style:family="table-cell" style:data-style-name="N0">
      <style:table-cell-properties style:vertical-align="top" fo:background-color="#ffff6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Таблица2.E12" style:family="table-cell">
      <style:table-cell-properties style:vertical-align="top" fo:background-color="#ffff66" fo:padding="0.097cm" fo:border="0.002cm solid #000000" style:writing-mode="lr-tb">
        <style:background-image/>
      </style:table-cell-properties>
    </style:style>
    <style:style style:name="Таблица2.B13" style:family="table-cell" style:data-style-name="N0">
      <style:table-cell-properties style:vertical-align="top" fo:background-color="#ffff6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Таблица2.C13" style:family="table-cell">
      <style:table-cell-properties style:vertical-align="top" fo:background-color="#ffff6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Таблица2.E13" style:family="table-cell">
      <style:table-cell-properties style:vertical-align="top" fo:background-color="#ffff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P1" style:family="paragraph" style:parent-style-name="Standard">
      <style:text-properties fo:font-weight="bold" officeooo:rsid="0002d4aa" officeooo:paragraph-rsid="0002d4aa" style:font-weight-asian="bold" style:font-weight-complex="bold"/>
    </style:style>
    <style:style style:name="P2" style:family="paragraph" style:parent-style-name="Standard">
      <style:text-properties fo:font-weight="bold" officeooo:rsid="0003d845" officeooo:paragraph-rsid="0003d845" style:font-weight-asian="bold" style:font-weight-complex="bold"/>
    </style:style>
    <style:style style:name="P3" style:family="paragraph" style:parent-style-name="Standard">
      <style:text-properties officeooo:rsid="0002d4aa" officeooo:paragraph-rsid="0002d4aa"/>
    </style:style>
    <style:style style:name="P4" style:family="paragraph" style:parent-style-name="Standard">
      <style:text-properties officeooo:rsid="0002d4aa" officeooo:paragraph-rsid="0003d845"/>
    </style:style>
    <style:style style:name="P5" style:family="paragraph" style:parent-style-name="Standard">
      <style:text-properties officeooo:rsid="0002d4aa" officeooo:paragraph-rsid="00055362"/>
    </style:style>
    <style:style style:name="P6" style:family="paragraph" style:parent-style-name="Standard">
      <style:text-properties officeooo:paragraph-rsid="0003d845"/>
    </style:style>
    <style:style style:name="P7" style:family="paragraph" style:parent-style-name="Standard">
      <style:text-properties fo:font-weight="normal" officeooo:paragraph-rsid="00083f91" style:font-weight-asian="normal" style:font-weight-complex="normal"/>
    </style:style>
    <style:style style:name="P8" style:family="paragraph" style:parent-style-name="Standard">
      <style:text-properties fo:font-weight="normal" officeooo:paragraph-rsid="000965a2" style:font-weight-asian="normal" style:font-weight-complex="normal"/>
    </style:style>
    <style:style style:name="P9" style:family="paragraph" style:parent-style-name="Standard">
      <style:text-properties fo:font-weight="normal" officeooo:paragraph-rsid="000abd8c" style:font-weight-asian="normal" style:font-weight-complex="normal"/>
    </style:style>
    <style:style style:name="P10" style:family="paragraph" style:parent-style-name="Standard">
      <style:text-properties fo:font-weight="normal" officeooo:paragraph-rsid="000b86e5" style:font-weight-asian="normal" style:font-weight-complex="normal"/>
    </style:style>
    <style:style style:name="P11" style:family="paragraph" style:parent-style-name="Standard">
      <style:text-properties fo:font-weight="normal" officeooo:paragraph-rsid="000cf8de" style:font-weight-asian="normal" style:font-weight-complex="normal"/>
    </style:style>
    <style:style style:name="P12" style:family="paragraph" style:parent-style-name="Standard">
      <style:text-properties fo:font-weight="normal" officeooo:rsid="00083f91" officeooo:paragraph-rsid="00083f91" style:font-weight-asian="normal" style:font-weight-complex="normal"/>
    </style:style>
    <style:style style:name="P13" style:family="paragraph" style:parent-style-name="Standard">
      <style:text-properties fo:font-weight="normal" officeooo:rsid="000965a2" officeooo:paragraph-rsid="000965a2" style:font-weight-asian="normal" style:font-weight-complex="normal"/>
    </style:style>
    <style:style style:name="P14" style:family="paragraph" style:parent-style-name="Standard">
      <style:text-properties fo:font-weight="normal" officeooo:rsid="000b86e5" officeooo:paragraph-rsid="000abd8c" style:font-weight-asian="normal" style:font-weight-complex="normal"/>
    </style:style>
    <style:style style:name="P15" style:family="paragraph" style:parent-style-name="Standard">
      <style:text-properties fo:font-weight="normal" officeooo:paragraph-rsid="00104265" style:font-weight-asian="normal" style:font-weight-complex="normal"/>
    </style:style>
    <style:style style:name="P16" style:family="paragraph" style:parent-style-name="Standard">
      <style:text-properties fo:font-weight="normal" officeooo:rsid="00104265" officeooo:paragraph-rsid="00104265" style:font-weight-asian="normal" style:font-weight-complex="normal"/>
    </style:style>
    <style:style style:name="P17" style:family="paragraph" style:parent-style-name="Standard">
      <style:text-properties fo:font-weight="normal" officeooo:rsid="0017fe82" officeooo:paragraph-rsid="0017fe82" style:font-weight-asian="normal" style:font-weight-complex="normal"/>
    </style:style>
    <style:style style:name="P18" style:family="paragraph" style:parent-style-name="Standard">
      <style:text-properties fo:font-weight="normal" officeooo:rsid="001b39a0" officeooo:paragraph-rsid="001b39a0" style:font-weight-asian="normal" style:font-weight-complex="normal"/>
    </style:style>
    <style:style style:name="P19" style:family="paragraph" style:parent-style-name="Standard">
      <style:text-properties fo:font-weight="normal" officeooo:rsid="001b39a0" officeooo:paragraph-rsid="001e641d" style:font-weight-asian="normal" style:font-weight-complex="normal"/>
    </style:style>
    <style:style style:name="P20" style:family="paragraph" style:parent-style-name="Standard">
      <style:text-properties fo:font-weight="normal" officeooo:rsid="001b7839" officeooo:paragraph-rsid="001b7839" style:font-weight-asian="normal" style:font-weight-complex="normal"/>
    </style:style>
    <style:style style:name="P21" style:family="paragraph" style:parent-style-name="Standard">
      <style:text-properties fo:font-weight="normal" officeooo:rsid="001e641d" officeooo:paragraph-rsid="001e641d" style:font-weight-asian="normal" style:font-weight-complex="normal"/>
    </style:style>
    <style:style style:name="P22" style:family="paragraph" style:parent-style-name="Standard">
      <style:text-properties fo:font-weight="normal" officeooo:rsid="00226b36" officeooo:paragraph-rsid="00226b36" style:font-weight-asian="normal" style:font-weight-complex="normal"/>
    </style:style>
    <style:style style:name="P23" style:family="paragraph" style:parent-style-name="Standard">
      <style:text-properties fo:font-weight="normal" officeooo:rsid="0025e052" officeooo:paragraph-rsid="0025e052" style:font-weight-asian="normal" style:font-weight-complex="normal"/>
    </style:style>
    <style:style style:name="P24" style:family="paragraph" style:parent-style-name="Standard">
      <style:text-properties officeooo:rsid="0003d845" officeooo:paragraph-rsid="0003d845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paragraph-rsid="00345479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paragraph-rsid="004daf6e"/>
    </style:style>
    <style:style style:name="P27" style:family="paragraph" style:parent-style-name="Standard">
      <style:paragraph-properties fo:text-align="center" style:justify-single-word="false" style:snap-to-layout-grid="false"/>
      <style:text-properties officeooo:paragraph-rsid="006be949"/>
    </style:style>
    <style:style style:name="P28" style:family="paragraph" style:parent-style-name="Standard">
      <style:text-properties officeooo:rsid="00709082" officeooo:paragraph-rsid="006be949"/>
    </style:style>
    <style:style style:name="P29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fo:font-weight="bold" officeooo:rsid="00104265" officeooo:paragraph-rsid="00174191" style:font-weight-asian="bold" style:font-weight-complex="bold"/>
    </style:style>
    <style:style style:name="P30" style:family="paragraph" style:parent-style-name="Standard">
      <style:paragraph-properties fo:margin-left="0cm" fo:margin-right="0cm" fo:text-align="end" style:justify-single-word="false" fo:text-indent="1.034cm" style:auto-text-indent="false"/>
      <style:text-properties officeooo:paragraph-rsid="0028c4a8"/>
    </style:style>
    <style:style style:name="P31" style:family="paragraph" style:parent-style-name="Standard">
      <style:paragraph-properties fo:margin-left="0cm" fo:margin-right="0cm" fo:text-align="end" style:justify-single-word="false" fo:text-indent="1.034cm" style:auto-text-indent="false"/>
      <style:text-properties officeooo:paragraph-rsid="004daf6e"/>
    </style:style>
    <style:style style:name="P32" style:family="paragraph" style:parent-style-name="Standard">
      <style:paragraph-properties fo:margin-left="0cm" fo:margin-right="0cm" fo:text-indent="1.034cm" style:auto-text-indent="false"/>
      <style:text-properties fo:font-weight="normal" officeooo:rsid="00438426" officeooo:paragraph-rsid="00438426" style:font-weight-asian="normal" style:font-weight-complex="normal"/>
    </style:style>
    <style:style style:name="P33" style:family="paragraph" style:parent-style-name="Standard">
      <style:paragraph-properties fo:margin-left="0cm" fo:margin-right="0cm" fo:text-indent="1.034cm" style:auto-text-indent="false"/>
      <style:text-properties fo:font-weight="normal" officeooo:rsid="00438426" officeooo:paragraph-rsid="0043b65f" style:font-weight-asian="normal" style:font-weight-complex="normal"/>
    </style:style>
    <style:style style:name="P34" style:family="paragraph" style:parent-style-name="Standard">
      <style:paragraph-properties fo:margin-left="0cm" fo:margin-right="0cm" fo:text-indent="1.034cm" style:auto-text-indent="false"/>
      <style:text-properties fo:font-weight="normal" officeooo:rsid="0043aa29" officeooo:paragraph-rsid="0045ac95" style:font-weight-asian="normal" style:font-weight-complex="normal"/>
    </style:style>
    <style:style style:name="P35" style:family="paragraph" style:parent-style-name="Standard">
      <style:paragraph-properties fo:margin-left="0cm" fo:margin-right="0cm" fo:text-indent="1.034cm" style:auto-text-indent="false"/>
      <style:text-properties fo:font-weight="normal" officeooo:rsid="0043b65f" officeooo:paragraph-rsid="0043b65f" style:font-weight-asian="normal" style:font-weight-complex="normal"/>
    </style:style>
    <style:style style:name="P36" style:family="paragraph" style:parent-style-name="Standard">
      <style:paragraph-properties fo:margin-left="0cm" fo:margin-right="0cm" fo:text-indent="1.034cm" style:auto-text-indent="false"/>
      <style:text-properties fo:font-weight="normal" officeooo:rsid="0043b65f" officeooo:paragraph-rsid="004daf6e" style:font-weight-asian="normal" style:font-weight-complex="normal"/>
    </style:style>
    <style:style style:name="P37" style:family="paragraph" style:parent-style-name="Standard">
      <style:paragraph-properties fo:margin-left="0cm" fo:margin-right="0cm" fo:text-indent="1.034cm" style:auto-text-indent="false"/>
      <style:text-properties fo:font-weight="normal" officeooo:rsid="004408fb" officeooo:paragraph-rsid="004408fb" style:font-weight-asian="normal" style:font-weight-complex="normal"/>
    </style:style>
    <style:style style:name="P38" style:family="paragraph" style:parent-style-name="Standard">
      <style:paragraph-properties fo:margin-left="0cm" fo:margin-right="0cm" fo:text-indent="1.034cm" style:auto-text-indent="false"/>
      <style:text-properties fo:font-weight="normal" officeooo:rsid="0045ac95" officeooo:paragraph-rsid="0045ac95" style:font-weight-asian="normal" style:font-weight-complex="normal"/>
    </style:style>
    <style:style style:name="P39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fo:font-weight="normal" officeooo:rsid="0045ac95" officeooo:paragraph-rsid="0045ac95" style:font-name-asian="lucidatypewriter" style:font-size-asian="8pt" style:font-weight-asian="normal" style:font-name-complex="lucidatypewriter" style:font-size-complex="8pt" style:font-weight-complex="normal"/>
    </style:style>
    <style:style style:name="P40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fo:font-weight="normal" officeooo:rsid="0045ac95" officeooo:paragraph-rsid="00472574" style:font-name-asian="lucidatypewriter" style:font-size-asian="8pt" style:font-weight-asian="normal" style:font-name-complex="lucidatypewriter" style:font-size-complex="8pt" style:font-weight-complex="normal"/>
    </style:style>
    <style:style style:name="P41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fo:font-weight="normal" officeooo:rsid="00472574" officeooo:paragraph-rsid="00472574" style:font-name-asian="lucidatypewriter" style:font-size-asian="8pt" style:font-weight-asian="normal" style:font-name-complex="lucidatypewriter" style:font-size-complex="8pt" style:font-weight-complex="normal"/>
    </style:style>
    <style:style style:name="P42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fo:font-weight="normal" officeooo:rsid="004a5ab9" officeooo:paragraph-rsid="004a5ab9" style:font-name-asian="lucidatypewriter" style:font-size-asian="8pt" style:font-weight-asian="normal" style:font-name-complex="lucidatypewriter" style:font-size-complex="8pt" style:font-weight-complex="normal"/>
    </style:style>
    <style:style style:name="P43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fo:font-weight="normal" officeooo:rsid="004c14dc" officeooo:paragraph-rsid="004c14dc" style:font-name-asian="lucidatypewriter" style:font-size-asian="8pt" style:font-weight-asian="normal" style:font-name-complex="lucidatypewriter" style:font-size-complex="8pt" style:font-weight-complex="normal"/>
    </style:style>
    <style:style style:name="P44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4e6281" style:font-name-asian="lucidatypewriter" style:font-size-asian="8pt" style:font-name-complex="lucidatypewriter" style:font-size-complex="8pt"/>
    </style:style>
    <style:style style:name="P45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585c44" style:font-name-asian="lucidatypewriter" style:font-size-asian="8pt" style:font-name-complex="lucidatypewriter" style:font-size-complex="8pt"/>
    </style:style>
    <style:style style:name="P46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58e394" style:font-name-asian="lucidatypewriter" style:font-size-asian="8pt" style:font-name-complex="lucidatypewriter" style:font-size-complex="8pt"/>
    </style:style>
    <style:style style:name="P47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59d8c1" style:font-name-asian="lucidatypewriter" style:font-size-asian="8pt" style:font-name-complex="lucidatypewriter" style:font-size-complex="8pt"/>
    </style:style>
    <style:style style:name="P48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5d9916" style:font-name-asian="lucidatypewriter" style:font-size-asian="8pt" style:font-name-complex="lucidatypewriter" style:font-size-complex="8pt"/>
    </style:style>
    <style:style style:name="P49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4e6281" officeooo:paragraph-rsid="004e6281" style:font-name-asian="lucidatypewriter" style:font-size-asian="8pt" style:font-name-complex="lucidatypewriter" style:font-size-complex="8pt"/>
    </style:style>
    <style:style style:name="P50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291f8" officeooo:paragraph-rsid="006291f8" style:font-name-asian="lucidatypewriter" style:font-size-asian="8pt" style:font-name-complex="lucidatypewriter" style:font-size-complex="8pt"/>
    </style:style>
    <style:style style:name="P51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4747b" officeooo:paragraph-rsid="0064747b" style:font-name-asian="lucidatypewriter" style:font-size-asian="8pt" style:font-name-complex="lucidatypewriter" style:font-size-complex="8pt"/>
    </style:style>
    <style:style style:name="P52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4747b" officeooo:paragraph-rsid="0068ac91" style:font-name-asian="lucidatypewriter" style:font-size-asian="8pt" style:font-name-complex="lucidatypewriter" style:font-size-complex="8pt"/>
    </style:style>
    <style:style style:name="P53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655528" style:font-name-asian="lucidatypewriter" style:font-size-asian="8pt" style:font-name-complex="lucidatypewriter" style:font-size-complex="8pt"/>
    </style:style>
    <style:style style:name="P54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68ac91" style:font-name-asian="lucidatypewriter" style:font-size-asian="8pt" style:font-name-complex="lucidatypewriter" style:font-size-complex="8pt"/>
    </style:style>
    <style:style style:name="P55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paragraph-rsid="0055de80" style:font-name-asian="lucidatypewriter" style:font-size-asian="8pt" style:font-name-complex="lucidatypewriter" style:font-size-complex="8pt"/>
    </style:style>
    <style:style style:name="P56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55528" officeooo:paragraph-rsid="00655528" style:font-name-asian="lucidatypewriter" style:font-size-asian="8pt" style:font-name-complex="lucidatypewriter" style:font-size-complex="8pt"/>
    </style:style>
    <style:style style:name="P57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72132" officeooo:paragraph-rsid="00672132" style:font-name-asian="lucidatypewriter" style:font-size-asian="8pt" style:font-name-complex="lucidatypewriter" style:font-size-complex="8pt"/>
    </style:style>
    <style:style style:name="P58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8pt" officeooo:rsid="0068ac91" officeooo:paragraph-rsid="0068ac91" style:font-name-asian="lucidatypewriter" style:font-size-asian="8pt" style:font-name-complex="lucidatypewriter" style:font-size-complex="8pt"/>
    </style:style>
    <style:style style:name="P59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16pt" fo:font-weight="bold" officeooo:rsid="004e6281" officeooo:paragraph-rsid="004e6281" style:font-name-asian="lucidatypewriter" style:font-size-asian="16pt" style:font-weight-asian="bold" style:font-name-complex="lucidatypewriter" style:font-size-complex="16pt" style:font-weight-complex="bold"/>
    </style:style>
    <style:style style:name="P60" style:family="paragraph" style:parent-style-name="Standard">
      <style:paragraph-properties fo:margin-left="0cm" fo:margin-right="0cm" fo:text-indent="1.034cm" style:auto-text-indent="false"/>
      <style:text-properties fo:color="#000000" style:font-name="lucidatypewriter" fo:font-size="16pt" fo:font-weight="bold" officeooo:rsid="00571f56" officeooo:paragraph-rsid="00571f56" style:font-name-asian="lucidatypewriter" style:font-size-asian="16pt" style:font-weight-asian="bold" style:font-name-complex="lucidatypewriter" style:font-size-complex="16pt" style:font-weight-complex="bold"/>
    </style:style>
    <style:style style:name="P61" style:family="paragraph" style:parent-style-name="Standard">
      <style:paragraph-properties fo:margin-left="0cm" fo:margin-right="0cm" fo:text-indent="1.034cm" style:auto-text-indent="false" style:border-line-width-bottom="0.002cm 0.035cm 0.002cm" fo:padding="0.074cm" fo:border-left="none" fo:border-right="none" fo:border-top="none" fo:border-bottom="0.039cm double #000000" style:join-border="false"/>
      <style:text-properties fo:color="#000000" style:font-name="lucidatypewriter" fo:font-size="8pt" fo:font-weight="normal" officeooo:rsid="004e6281" officeooo:paragraph-rsid="004c14dc" style:font-name-asian="lucidatypewriter" style:font-size-asian="8pt" style:font-weight-asian="normal" style:font-name-complex="lucidatypewriter" style:font-size-complex="8pt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.025cm" style:auto-text-indent="false" style:snap-to-layout-grid="false"/>
      <style:text-properties officeooo:paragraph-rsid="00309db2"/>
    </style:style>
    <style:style style:name="P63" style:family="paragraph" style:parent-style-name="Standard">
      <style:paragraph-properties fo:margin-left="0cm" fo:margin-right="0cm" fo:text-align="center" style:justify-single-word="false" fo:text-indent="0.025cm" style:auto-text-indent="false" style:snap-to-layout-grid="false"/>
      <style:text-properties officeooo:paragraph-rsid="004daf6e"/>
    </style:style>
    <style:style style:name="P64" style:family="paragraph" style:parent-style-name="Standard">
      <style:paragraph-properties fo:margin-left="0cm" fo:margin-right="0cm" fo:text-align="center" style:justify-single-word="false" fo:text-indent="0.025cm" style:auto-text-indent="false" style:snap-to-layout-grid="false"/>
      <style:text-properties officeooo:paragraph-rsid="006be949"/>
    </style:style>
    <style:style style:name="P65" style:family="paragraph" style:parent-style-name="Standard">
      <style:paragraph-properties fo:margin-left="0cm" fo:margin-right="0cm" fo:text-align="center" style:justify-single-word="false" fo:text-indent="0.048cm" style:auto-text-indent="false" style:snap-to-layout-grid="false"/>
      <style:text-properties officeooo:paragraph-rsid="002dc929"/>
    </style:style>
    <style:style style:name="P66" style:family="paragraph" style:parent-style-name="Standard">
      <style:paragraph-properties fo:margin-left="0cm" fo:margin-right="0cm" fo:text-align="center" style:justify-single-word="false" fo:text-indent="0.048cm" style:auto-text-indent="false" style:snap-to-layout-grid="false"/>
      <style:text-properties officeooo:paragraph-rsid="004daf6e"/>
    </style:style>
    <style:style style:name="P67" style:family="paragraph" style:parent-style-name="Standard">
      <style:paragraph-properties fo:margin-left="0cm" fo:margin-right="0cm" fo:text-align="center" style:justify-single-word="false" fo:text-indent="0.048cm" style:auto-text-indent="false" style:snap-to-layout-grid="false"/>
      <style:text-properties officeooo:paragraph-rsid="006be949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officeooo:paragraph-rsid="0028c4a8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officeooo:paragraph-rsid="004daf6e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officeooo:paragraph-rsid="006be949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officeooo:paragraph-rsid="006f8b1f"/>
    </style:style>
    <style:style style:name="P72" style:family="paragraph" style:parent-style-name="Table_20_Contents">
      <style:paragraph-properties style:snap-to-layout-grid="false"/>
      <style:text-properties officeooo:rsid="00378c66" officeooo:paragraph-rsid="00378c66"/>
    </style:style>
    <style:style style:name="P73" style:family="paragraph" style:parent-style-name="Table_20_Contents">
      <style:paragraph-properties style:snap-to-layout-grid="false"/>
      <style:text-properties officeooo:rsid="003b36d0" officeooo:paragraph-rsid="003b36d0"/>
    </style:style>
    <style:style style:name="P74" style:family="paragraph" style:parent-style-name="Table_20_Contents">
      <style:paragraph-properties style:snap-to-layout-grid="false"/>
      <style:text-properties officeooo:rsid="0040ad91" officeooo:paragraph-rsid="0040ad91"/>
    </style:style>
    <style:style style:name="P75" style:family="paragraph" style:parent-style-name="Table_20_Contents">
      <style:paragraph-properties style:snap-to-layout-grid="false"/>
      <style:text-properties officeooo:rsid="003cfb8f" officeooo:paragraph-rsid="003cfb8f"/>
    </style:style>
    <style:style style:name="P76" style:family="paragraph" style:parent-style-name="Table_20_Contents">
      <style:paragraph-properties style:snap-to-layout-grid="false"/>
      <style:text-properties officeooo:rsid="003cfb8f" officeooo:paragraph-rsid="006be949"/>
    </style:style>
    <style:style style:name="P77" style:family="paragraph" style:parent-style-name="Table_20_Contents">
      <style:paragraph-properties style:snap-to-layout-grid="false"/>
      <style:text-properties officeooo:rsid="00412853" officeooo:paragraph-rsid="00412853"/>
    </style:style>
    <style:style style:name="P78" style:family="paragraph" style:parent-style-name="Table_20_Contents">
      <style:paragraph-properties style:snap-to-layout-grid="false"/>
      <style:text-properties officeooo:rsid="00412853" officeooo:paragraph-rsid="006be949"/>
    </style:style>
    <style:style style:name="P79" style:family="paragraph" style:parent-style-name="Table_20_Contents">
      <style:paragraph-properties style:snap-to-layout-grid="false"/>
      <style:text-properties officeooo:rsid="003e5d0b" officeooo:paragraph-rsid="003e5d0b"/>
    </style:style>
    <style:style style:name="P80" style:family="paragraph" style:parent-style-name="Table_20_Contents">
      <style:paragraph-properties style:snap-to-layout-grid="false"/>
      <style:text-properties officeooo:rsid="003e5d0b" officeooo:paragraph-rsid="006be949"/>
    </style:style>
    <style:style style:name="P81" style:family="paragraph" style:parent-style-name="Table_20_Contents">
      <style:paragraph-properties style:snap-to-layout-grid="false"/>
      <style:text-properties officeooo:rsid="0041fd23" officeooo:paragraph-rsid="0041fd23"/>
    </style:style>
    <style:style style:name="P82" style:family="paragraph" style:parent-style-name="Table_20_Contents">
      <style:paragraph-properties style:snap-to-layout-grid="false"/>
      <style:text-properties officeooo:rsid="0041fd23" officeooo:paragraph-rsid="006be949"/>
    </style:style>
    <style:style style:name="P83" style:family="paragraph" style:parent-style-name="Table_20_Contents">
      <style:paragraph-properties style:snap-to-layout-grid="false"/>
      <style:text-properties officeooo:rsid="00393383" officeooo:paragraph-rsid="00393383"/>
    </style:style>
    <style:style style:name="P84" style:family="paragraph" style:parent-style-name="Table_20_Contents">
      <style:paragraph-properties style:snap-to-layout-grid="false"/>
      <style:text-properties officeooo:rsid="003a4c9f" officeooo:paragraph-rsid="003a4c9f"/>
    </style:style>
    <style:style style:name="P85" style:family="paragraph" style:parent-style-name="Table_20_Contents">
      <style:paragraph-properties style:snap-to-layout-grid="false"/>
      <style:text-properties officeooo:rsid="0040595a" officeooo:paragraph-rsid="0040595a"/>
    </style:style>
    <style:style style:name="P86" style:family="paragraph" style:parent-style-name="Table_20_Contents">
      <style:paragraph-properties style:snap-to-layout-grid="false"/>
      <style:text-properties officeooo:rsid="0040595a" officeooo:paragraph-rsid="006be949"/>
    </style:style>
    <style:style style:name="P87" style:family="paragraph" style:parent-style-name="Table_20_Contents">
      <style:paragraph-properties style:snap-to-layout-grid="false"/>
      <style:text-properties officeooo:paragraph-rsid="004daf6e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fo:font-weight="bold" officeooo:paragraph-rsid="006be949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fo:font-weight="bold" officeooo:rsid="006db7e3" officeooo:paragraph-rsid="006db7e3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officeooo:rsid="006db7e3" officeooo:paragraph-rsid="006db7e3"/>
    </style:style>
    <style:style style:name="P9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0421a" style:font-name-asian="lucidatypewriter" style:font-size-asian="8pt" style:font-name-complex="lucidatypewriter" style:font-size-complex="8pt"/>
    </style:style>
    <style:style style:name="P9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09082" style:font-name-asian="lucidatypewriter" style:font-size-asian="8pt" style:font-name-complex="lucidatypewriter" style:font-size-complex="8pt"/>
    </style:style>
    <style:style style:name="P9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0d9ba" style:font-name-asian="lucidatypewriter" style:font-size-asian="8pt" style:font-name-complex="lucidatypewriter" style:font-size-complex="8pt"/>
    </style:style>
    <style:style style:name="P94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0ef66" style:font-name-asian="lucidatypewriter" style:font-size-asian="8pt" style:font-name-complex="lucidatypewriter" style:font-size-complex="8pt"/>
    </style:style>
    <style:style style:name="P9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1e631" style:font-name-asian="lucidatypewriter" style:font-size-asian="8pt" style:font-name-complex="lucidatypewriter" style:font-size-complex="8pt"/>
    </style:style>
    <style:style style:name="P9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3a666" style:font-name-asian="lucidatypewriter" style:font-size-asian="8pt" style:font-name-complex="lucidatypewriter" style:font-size-complex="8pt"/>
    </style:style>
    <style:style style:name="P97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59e4c" style:font-name-asian="lucidatypewriter" style:font-size-asian="8pt" style:font-name-complex="lucidatypewriter" style:font-size-complex="8pt"/>
    </style:style>
    <style:style style:name="P9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6209d" style:font-name-asian="lucidatypewriter" style:font-size-asian="8pt" style:font-name-complex="lucidatypewriter" style:font-size-complex="8pt"/>
    </style:style>
    <style:style style:name="P9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6f864" style:font-name-asian="lucidatypewriter" style:font-size-asian="8pt" style:font-name-complex="lucidatypewriter" style:font-size-complex="8pt"/>
    </style:style>
    <style:style style:name="P10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8905a" style:font-name-asian="lucidatypewriter" style:font-size-asian="8pt" style:font-name-complex="lucidatypewriter" style:font-size-complex="8pt"/>
    </style:style>
    <style:style style:name="P10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8a190" style:font-name-asian="lucidatypewriter" style:font-size-asian="8pt" style:font-name-complex="lucidatypewriter" style:font-size-complex="8pt"/>
    </style:style>
    <style:style style:name="P10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97d12" style:font-name-asian="lucidatypewriter" style:font-size-asian="8pt" style:font-name-complex="lucidatypewriter" style:font-size-complex="8pt"/>
    </style:style>
    <style:style style:name="P10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99f52" style:font-name-asian="lucidatypewriter" style:font-size-asian="8pt" style:font-name-complex="lucidatypewriter" style:font-size-complex="8pt"/>
    </style:style>
    <style:style style:name="P104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a9958" style:font-name-asian="lucidatypewriter" style:font-size-asian="8pt" style:font-name-complex="lucidatypewriter" style:font-size-complex="8pt"/>
    </style:style>
    <style:style style:name="P10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b05f6" style:font-name-asian="lucidatypewriter" style:font-size-asian="8pt" style:font-name-complex="lucidatypewriter" style:font-size-complex="8pt"/>
    </style:style>
    <style:style style:name="P10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cc9af" style:font-name-asian="lucidatypewriter" style:font-size-asian="8pt" style:font-name-complex="lucidatypewriter" style:font-size-complex="8pt"/>
    </style:style>
    <style:style style:name="P107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e29a2" style:font-name-asian="lucidatypewriter" style:font-size-asian="8pt" style:font-name-complex="lucidatypewriter" style:font-size-complex="8pt"/>
    </style:style>
    <style:style style:name="P10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7fbec6" style:font-name-asian="lucidatypewriter" style:font-size-asian="8pt" style:font-name-complex="lucidatypewriter" style:font-size-complex="8pt"/>
    </style:style>
    <style:style style:name="P10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0421a" style:font-name-asian="lucidatypewriter" style:font-size-asian="8pt" style:font-name-complex="lucidatypewriter" style:font-size-complex="8pt"/>
    </style:style>
    <style:style style:name="P1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6f864" style:font-name-asian="lucidatypewriter" style:font-size-asian="8pt" style:font-name-complex="lucidatypewriter" style:font-size-complex="8pt"/>
    </style:style>
    <style:style style:name="P1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8905a" style:font-name-asian="lucidatypewriter" style:font-size-asian="8pt" style:font-name-complex="lucidatypewriter" style:font-size-complex="8pt"/>
    </style:style>
    <style:style style:name="P1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8a190" style:font-name-asian="lucidatypewriter" style:font-size-asian="8pt" style:font-name-complex="lucidatypewriter" style:font-size-complex="8pt"/>
    </style:style>
    <style:style style:name="P11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97d12" style:font-name-asian="lucidatypewriter" style:font-size-asian="8pt" style:font-name-complex="lucidatypewriter" style:font-size-complex="8pt"/>
    </style:style>
    <style:style style:name="P114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99f52" style:font-name-asian="lucidatypewriter" style:font-size-asian="8pt" style:font-name-complex="lucidatypewriter" style:font-size-complex="8pt"/>
    </style:style>
    <style:style style:name="P11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a9958" style:font-name-asian="lucidatypewriter" style:font-size-asian="8pt" style:font-name-complex="lucidatypewriter" style:font-size-complex="8pt"/>
    </style:style>
    <style:style style:name="P11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b05f6" style:font-name-asian="lucidatypewriter" style:font-size-asian="8pt" style:font-name-complex="lucidatypewriter" style:font-size-complex="8pt"/>
    </style:style>
    <style:style style:name="P117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cc9af" style:font-name-asian="lucidatypewriter" style:font-size-asian="8pt" style:font-name-complex="lucidatypewriter" style:font-size-complex="8pt"/>
    </style:style>
    <style:style style:name="P11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e29a2" style:font-name-asian="lucidatypewriter" style:font-size-asian="8pt" style:font-name-complex="lucidatypewriter" style:font-size-complex="8pt"/>
    </style:style>
    <style:style style:name="P11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7fbec6" style:font-name-asian="lucidatypewriter" style:font-size-asian="8pt" style:font-name-complex="lucidatypewriter" style:font-size-complex="8pt"/>
    </style:style>
    <style:style style:name="P120" style:family="paragraph" style:parent-style-name="Standard" style:list-style-name="L1">
      <style:text-properties officeooo:rsid="0002d4aa" officeooo:paragraph-rsid="0002d4aa"/>
    </style:style>
    <style:style style:name="P12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06717" style:font-name-asian="lucidatypewriter" style:font-size-asian="8pt" style:font-name-complex="lucidatypewriter" style:font-size-complex="8pt"/>
    </style:style>
    <style:style style:name="P12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10b7f" style:font-name-asian="lucidatypewriter" style:font-size-asian="8pt" style:font-name-complex="lucidatypewriter" style:font-size-complex="8pt"/>
    </style:style>
    <style:style style:name="P12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2f5f7" style:font-name-asian="lucidatypewriter" style:font-size-asian="8pt" style:font-name-complex="lucidatypewriter" style:font-size-complex="8pt"/>
    </style:style>
    <style:style style:name="P124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30455" style:font-name-asian="lucidatypewriter" style:font-size-asian="8pt" style:font-name-complex="lucidatypewriter" style:font-size-complex="8pt"/>
    </style:style>
    <style:style style:name="P12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41ba8" style:font-name-asian="lucidatypewriter" style:font-size-asian="8pt" style:font-name-complex="lucidatypewriter" style:font-size-complex="8pt"/>
    </style:style>
    <style:style style:name="P12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4612d" style:font-name-asian="lucidatypewriter" style:font-size-asian="8pt" style:font-name-complex="lucidatypewriter" style:font-size-complex="8pt"/>
    </style:style>
    <style:style style:name="P127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638c9" style:font-name-asian="lucidatypewriter" style:font-size-asian="8pt" style:font-name-complex="lucidatypewriter" style:font-size-complex="8pt"/>
    </style:style>
    <style:style style:name="P12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67f67" style:font-name-asian="lucidatypewriter" style:font-size-asian="8pt" style:font-name-complex="lucidatypewriter" style:font-size-complex="8pt"/>
    </style:style>
    <style:style style:name="P12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7105e" style:font-name-asian="lucidatypewriter" style:font-size-asian="8pt" style:font-name-complex="lucidatypewriter" style:font-size-complex="8pt"/>
    </style:style>
    <style:style style:name="P13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378c66" officeooo:paragraph-rsid="0088d643" style:font-name-asian="lucidatypewriter" style:font-size-asian="8pt" style:font-name-complex="lucidatypewriter" style:font-size-complex="8pt"/>
    </style:style>
    <style:style style:name="P13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06717" style:font-name-asian="lucidatypewriter" style:font-size-asian="8pt" style:font-name-complex="lucidatypewriter" style:font-size-complex="8pt"/>
    </style:style>
    <style:style style:name="P13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10b7f" style:font-name-asian="lucidatypewriter" style:font-size-asian="8pt" style:font-name-complex="lucidatypewriter" style:font-size-complex="8pt"/>
    </style:style>
    <style:style style:name="P13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2f5f7" style:font-name-asian="lucidatypewriter" style:font-size-asian="8pt" style:font-name-complex="lucidatypewriter" style:font-size-complex="8pt"/>
    </style:style>
    <style:style style:name="P134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30455" style:font-name-asian="lucidatypewriter" style:font-size-asian="8pt" style:font-name-complex="lucidatypewriter" style:font-size-complex="8pt"/>
    </style:style>
    <style:style style:name="P13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41ba8" style:font-name-asian="lucidatypewriter" style:font-size-asian="8pt" style:font-name-complex="lucidatypewriter" style:font-size-complex="8pt"/>
    </style:style>
    <style:style style:name="P13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4612d" style:font-name-asian="lucidatypewriter" style:font-size-asian="8pt" style:font-name-complex="lucidatypewriter" style:font-size-complex="8pt"/>
    </style:style>
    <style:style style:name="P137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638c9" style:font-name-asian="lucidatypewriter" style:font-size-asian="8pt" style:font-name-complex="lucidatypewriter" style:font-size-complex="8pt"/>
    </style:style>
    <style:style style:name="P13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67f67" style:font-name-asian="lucidatypewriter" style:font-size-asian="8pt" style:font-name-complex="lucidatypewriter" style:font-size-complex="8pt"/>
    </style:style>
    <style:style style:name="P13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7105e" style:font-name-asian="lucidatypewriter" style:font-size-asian="8pt" style:font-name-complex="lucidatypewriter" style:font-size-complex="8pt"/>
    </style:style>
    <style:style style:name="P14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lucidatypewriter" fo:font-size="8pt" officeooo:rsid="004e6281" officeooo:paragraph-rsid="0088d643" style:font-name-asian="lucidatypewriter" style:font-size-asian="8pt" style:font-name-complex="lucidatypewriter" style:font-size-complex="8pt"/>
    </style:style>
    <style:style style:name="T1" style:family="text">
      <style:text-properties officeooo:rsid="0003d845"/>
    </style:style>
    <style:style style:name="T2" style:family="text">
      <style:text-properties fo:color="#000000" style:font-name="lucidatypewriter" fo:font-size="8pt" officeooo:rsid="0003d845" style:font-name-asian="lucidatypewriter" style:font-size-asian="8pt" style:font-name-complex="lucidatypewriter" style:font-size-complex="8pt"/>
    </style:style>
    <style:style style:name="T3" style:family="text">
      <style:text-properties fo:color="#000000" style:font-name="lucidatypewriter" fo:font-size="8pt" officeooo:rsid="0045ac95" style:font-name-asian="lucidatypewriter" style:font-size-asian="8pt" style:font-name-complex="lucidatypewriter" style:font-size-complex="8pt"/>
    </style:style>
    <style:style style:name="T4" style:family="text">
      <style:text-properties fo:font-weight="bold" officeooo:rsid="0003d845" style:font-weight-asian="bold" style:font-weight-complex="bold"/>
    </style:style>
    <style:style style:name="T5" style:family="text">
      <style:text-properties fo:font-weight="bold" officeooo:rsid="00309db2" style:font-weight-asian="bold" style:font-weight-complex="bold"/>
    </style:style>
    <style:style style:name="T6" style:family="text">
      <style:text-properties officeooo:rsid="00055362"/>
    </style:style>
    <style:style style:name="T7" style:family="text">
      <style:text-properties officeooo:rsid="00083f91"/>
    </style:style>
    <style:style style:name="T8" style:family="text">
      <style:text-properties officeooo:rsid="000965a2"/>
    </style:style>
    <style:style style:name="T9" style:family="text">
      <style:text-properties officeooo:rsid="000abd8c"/>
    </style:style>
    <style:style style:name="T10" style:family="text">
      <style:text-properties officeooo:rsid="000b86e5"/>
    </style:style>
    <style:style style:name="T11" style:family="text">
      <style:text-properties officeooo:rsid="000c2647"/>
    </style:style>
    <style:style style:name="T12" style:family="text">
      <style:text-properties officeooo:rsid="000cf8de"/>
    </style:style>
    <style:style style:name="T13" style:family="text">
      <style:text-properties officeooo:rsid="000eb51b"/>
    </style:style>
    <style:style style:name="T14" style:family="text">
      <style:text-properties officeooo:rsid="00104265"/>
    </style:style>
    <style:style style:name="T15" style:family="text">
      <style:text-properties officeooo:rsid="001e641d"/>
    </style:style>
    <style:style style:name="T16" style:family="text">
      <style:text-properties officeooo:rsid="001f4230"/>
    </style:style>
    <style:style style:name="T17" style:family="text">
      <style:text-properties officeooo:rsid="002dc929"/>
    </style:style>
    <style:style style:name="T18" style:family="text">
      <style:text-properties officeooo:rsid="002f53fa"/>
    </style:style>
    <style:style style:name="T19" style:family="text">
      <style:text-properties officeooo:rsid="00309db2"/>
    </style:style>
    <style:style style:name="T20" style:family="text">
      <style:text-properties officeooo:rsid="00345479"/>
    </style:style>
    <style:style style:name="T21" style:family="text">
      <style:text-properties officeooo:rsid="003e5d0b"/>
    </style:style>
    <style:style style:name="T22" style:family="text">
      <style:text-properties officeooo:rsid="004daf6e"/>
    </style:style>
    <style:style style:name="T23" style:family="text">
      <style:text-properties style:font-name="lucidatypewriter" officeooo:rsid="004e6281" style:font-name-asian="lucidatypewriter" style:font-name-complex="lucidatypewriter"/>
    </style:style>
    <style:style style:name="T24" style:family="text">
      <style:text-properties style:font-name="lucidatypewriter" fo:font-weight="normal" officeooo:rsid="004e6281" style:font-name-asian="lucidatypewriter" style:font-weight-asian="normal" style:font-name-complex="lucidatypewriter" style:font-weight-complex="normal"/>
    </style:style>
    <style:style style:name="T25" style:family="text">
      <style:text-properties fo:font-weight="normal" officeooo:rsid="004e6281" style:font-weight-asian="normal" style:font-weight-complex="normal"/>
    </style:style>
    <style:style style:name="T26" style:family="text">
      <style:text-properties officeooo:rsid="00585c44"/>
    </style:style>
    <style:style style:name="T27" style:family="text">
      <style:text-properties officeooo:rsid="0058e394"/>
    </style:style>
    <style:style style:name="T28" style:family="text">
      <style:text-properties officeooo:rsid="0059d8c1"/>
    </style:style>
    <style:style style:name="T29" style:family="text">
      <style:text-properties officeooo:rsid="005bafc7"/>
    </style:style>
    <style:style style:name="T30" style:family="text">
      <style:text-properties officeooo:rsid="005d9916"/>
    </style:style>
    <style:style style:name="T31" style:family="text">
      <style:text-properties officeooo:rsid="005fae99"/>
    </style:style>
    <style:style style:name="T32" style:family="text">
      <style:text-properties officeooo:rsid="006144cd"/>
    </style:style>
    <style:style style:name="T33" style:family="text">
      <style:text-properties officeooo:rsid="004e6281"/>
    </style:style>
    <style:style style:name="T34" style:family="text">
      <style:text-properties officeooo:rsid="00655528"/>
    </style:style>
    <style:style style:name="T35" style:family="text">
      <style:text-properties officeooo:rsid="00672132"/>
    </style:style>
    <style:style style:name="T36" style:family="text">
      <style:text-properties officeooo:rsid="0068ac91"/>
    </style:style>
    <style:style style:name="T37" style:family="text">
      <style:text-properties officeooo:rsid="006f8b1f"/>
    </style:style>
    <style:style style:name="T38" style:family="text">
      <style:text-properties officeooo:rsid="00709082"/>
    </style:style>
    <style:style style:name="T39" style:family="text">
      <style:text-properties officeooo:rsid="0070d9ba"/>
    </style:style>
    <style:style style:name="T40" style:family="text">
      <style:text-properties officeooo:rsid="0070ef66"/>
    </style:style>
    <style:style style:name="T41" style:family="text">
      <style:text-properties officeooo:rsid="0071e631"/>
    </style:style>
    <style:style style:name="T42" style:family="text">
      <style:text-properties officeooo:rsid="0073a666"/>
    </style:style>
    <style:style style:name="T43" style:family="text">
      <style:text-properties officeooo:rsid="00759e4c"/>
    </style:style>
    <style:style style:name="T44" style:family="text">
      <style:text-properties officeooo:rsid="0076209d"/>
    </style:style>
    <style:style style:name="T45" style:family="text">
      <style:text-properties officeooo:rsid="0076f864"/>
    </style:style>
    <style:style style:name="T46" style:family="text">
      <style:text-properties officeooo:rsid="0078905a"/>
    </style:style>
    <style:style style:name="T47" style:family="text">
      <style:text-properties officeooo:rsid="0078a190"/>
    </style:style>
    <style:style style:name="T48" style:family="text">
      <style:text-properties officeooo:rsid="00797d12"/>
    </style:style>
    <style:style style:name="T49" style:family="text">
      <style:text-properties officeooo:rsid="00799f52"/>
    </style:style>
    <style:style style:name="T50" style:family="text">
      <style:text-properties officeooo:rsid="007a9958"/>
    </style:style>
    <style:style style:name="T51" style:family="text">
      <style:text-properties officeooo:rsid="007b05f6"/>
    </style:style>
    <style:style style:name="T52" style:family="text">
      <style:text-properties officeooo:rsid="007cc9af"/>
    </style:style>
    <style:style style:name="T53" style:family="text">
      <style:text-properties officeooo:rsid="007e29a2"/>
    </style:style>
    <style:style style:name="T54" style:family="text">
      <style:text-properties officeooo:rsid="007fbec6"/>
    </style:style>
    <style:style style:name="T55" style:family="text">
      <style:text-properties officeooo:rsid="00806717"/>
    </style:style>
    <style:style style:name="T56" style:family="text">
      <style:text-properties officeooo:rsid="00810b7f"/>
    </style:style>
    <style:style style:name="T57" style:family="text">
      <style:text-properties officeooo:rsid="0082f5f7"/>
    </style:style>
    <style:style style:name="T58" style:family="text">
      <style:text-properties officeooo:rsid="00830455"/>
    </style:style>
    <style:style style:name="T59" style:family="text">
      <style:text-properties officeooo:rsid="00841ba8"/>
    </style:style>
    <style:style style:name="T60" style:family="text">
      <style:text-properties officeooo:rsid="0084612d"/>
    </style:style>
    <style:style style:name="T61" style:family="text">
      <style:text-properties officeooo:rsid="008638c9"/>
    </style:style>
    <style:style style:name="T62" style:family="text">
      <style:text-properties officeooo:rsid="00867f67"/>
    </style:style>
    <style:style style:name="T63" style:family="text">
      <style:text-properties officeooo:rsid="0087105e"/>
    </style:style>
    <style:style style:name="T64" style:family="text">
      <style:text-properties officeooo:rsid="0088d6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учение влияния учета контрастных блоков на качество оценки стего</text:p>
      <text:p text:style-name="P3"/>
      <text:list xml:id="list385808562" text:style-name="L1">
        <text:list-item>
          <text:p text:style-name="P120">Подобрать оптимальный процент контрастных блоков для снижения ошибки оценки</text:p>
        </text:list-item>
      </text:list>
      <text:p text:style-name="P2">При использовании <text:s/>контраста без инвертирования для 28(14 пустых):</text:p>
      <text:p text:style-name="P2"/>
      <text:p text:style-name="P24">1.0000, x=0.3563: e1=28.5714, e2=0.0000</text:p>
      <text:p text:style-name="P4"><text:span text:style-name="T1">1.0000, x=0.3563: e1=25.0000, e2=3.5714<text:tab/></text:span><text:span text:style-name="T6">– контраст </text:span><text:span text:style-name="T8">10</text:span></text:p>
      <text:p text:style-name="P24">2.0000, x=0.3563: e1=3.5714, e2=3.5714</text:p>
      <text:p text:style-name="P5"><text:span text:style-name="T1">2.0000, x=0.3563: e1=0.0000, e2=17.8571<text:tab/></text:span><text:span text:style-name="T6">– контраст</text:span></text:p>
      <text:p text:style-name="P24">3.0000, x=0.3563: e1=0.0000, e2=10.7143</text:p>
      <text:p text:style-name="P5"><text:span text:style-name="T1">3.0000, x=0.3563: e1=0.0000, e2=28.5714<text:tab/></text:span><text:span text:style-name="T6">– контраст</text:span></text:p>
      <text:p text:style-name="P6"><text:span text:style-name="T4">При использовании <text:s/>контраста с инвертированием(</text:span><text:span text:style-name="T2">Contrast=(~Contrast)</text:span><text:span text:style-name="T4">) для 28(14 пустых):</text:span></text:p>
      <text:p text:style-name="P12">1.0000, x=0.3563: e1=28.5714, e2=17.8571</text:p>
      <text:p text:style-name="P7"><text:span text:style-name="T7">1.0000, x=0.3563: e1=28.5714, e2=10.7143 </text:span><text:span text:style-name="T8">– контраст 20</text:span></text:p>
      <text:p text:style-name="P8"><text:span text:style-name="T7">1.0000, x=0.3563: e1=28.5714, e2=7.1429 </text:span><text:span text:style-name="T8">– контраст 50</text:span></text:p>
      <text:p text:style-name="P8"><text:span text:style-name="T7">1.0000, x=0.3563: e1=28.5714, e2=7.1429 </text:span><text:span text:style-name="T8">– контраст 70</text:span></text:p>
      <text:p text:style-name="P13"/>
      <text:p text:style-name="P10"><text:span text:style-name="T10">для 37 пустых контейнеров </text:span><text:span text:style-name="T11">(aerials)</text:span></text:p>
      <text:p text:style-name="P9"><text:span text:style-name="T9">x=0.3563: e1=63.1579, e2=0.0000 </text:span><text:span text:style-name="T10">– и для простого и для контраста (50-70)</text:span></text:p>
      <text:p text:style-name="P14"/>
      <text:p text:style-name="P11"><text:span text:style-name="T10">для </text:span><text:span text:style-name="T12">43</text:span><text:span text:style-name="T10"> пустых контейнеров </text:span><text:span text:style-name="T11">(</text:span><text:span text:style-name="T12">misc</text:span><text:span text:style-name="T11">)</text:span></text:p>
      <text:p text:style-name="P11"><text:span text:style-name="T9">x=0.3563: e1=63.1579, e2=0.0000 </text:span><text:span text:style-name="T10">– и для простого и для контраста (50-70)</text:span></text:p>
      <text:p text:style-name="P14"/>
      <text:p text:style-name="P15"><text:span text:style-name="T13">Для </text:span><text:span text:style-name="T14">пустых </text:span><text:span text:style-name="T13">misc Y=0.6473 </text:span><text:span text:style-name="T14">(29.5455)</text:span><text:span text:style-name="T13">, Cb,Cr=0.3563 </text:span><text:span text:style-name="T14">(0.0000)</text:span></text:p>
      <text:p text:style-name="P16"/>
      <text:p text:style-name="P29">e1 – ошибка первого рода, когда пустое изображение считается содержащим встроенные данные; e2 – ошибка второго рода, когда заполненный контейнер считается пустым.</text:p>
      <text:p text:style-name="P20">etype=1</text:p>
      <text:p text:style-name="P20">12.5000, x=0.3649</text:p>
      <text:p text:style-name="P20">9.3750, x=0.6473</text:p>
      <text:p text:style-name="P20">etype=2</text:p>
      <text:p text:style-name="P20">0.0000, x=0.3080</text:p>
      <text:p text:style-name="P20">etype=1</text:p>
      <text:p text:style-name="P20">10.1333, x=0.3649</text:p>
      <text:p text:style-name="P20">7.4667, x=0.6473</text:p>
      <text:p text:style-name="P20">etype=2</text:p>
      <text:p text:style-name="P20">0.0000, x=0.3080</text:p>
      <text:p text:style-name="P20">33.3333, x=0.4945</text:p>
      <text:p text:style-name="P20">etype=0</text:p>
      <text:p text:style-name="P20">345.3333, x=0.3649</text:p>
      <text:p text:style-name="P20">338.6667, x=0.5504</text:p>
      <text:p text:style-name="P20">&gt;&gt; </text:p>
      <text:p text:style-name="P20">&gt;&gt; </text:p>
      <text:p text:style-name="P20">&gt;&gt; test1</text:p>
      <text:p text:style-name="P20">etype=1</text:p>
      <text:p text:style-name="P20">24.4000, x=0.3649</text:p>
      <text:p text:style-name="P20">15.8667, x=0.6473</text:p>
      <text:p text:style-name="P20">etype=2</text:p>
      <text:p text:style-name="P20">0.0000, x=0.3080</text:p>
      <text:p text:style-name="P20">8.8000, x=0.4945</text:p>
      <text:p text:style-name="P20">etype=0</text:p>
      <text:p text:style-name="P20">32.8000, x=0.3649</text:p>
      <text:p text:style-name="P20"><text:soft-page-break/>31.4667, x=0.4945</text:p>
      <text:p text:style-name="P16"/>
      <text:p text:style-name="P17">75 изображений для Y( 15 – 0 порог, 15 – 1, 15 – 2, 15 – 3, 15 – 5):</text:p>
      <text:p text:style-name="P18">etype=1</text:p>
      <text:p text:style-name="P18">24.4000, x=<text:bookmark-start text:name="__DdeLink__246_2026844096"/>0.3649<text:bookmark-end text:name="__DdeLink__246_2026844096"/></text:p>
      <text:p text:style-name="P18">15.8667, x=<text:bookmark-start text:name="__DdeLink__248_2026844096"/>0.6473<text:bookmark-end text:name="__DdeLink__248_2026844096"/></text:p>
      <text:p text:style-name="P18">etype=2</text:p>
      <text:p text:style-name="P18">0.0000, x=0.3080</text:p>
      <text:p text:style-name="P18">8.8000, x=0.4945</text:p>
      <text:p text:style-name="P18">etype=0</text:p>
      <text:p text:style-name="P18">32.8000, x=0.3649</text:p>
      <text:p text:style-name="P18">31.4667, x=0.4945</text:p>
      <text:p text:style-name="P18"/>
      <text:p text:style-name="P18"/>
      <text:p text:style-name="P21">Определение оптимального делителя контраста:</text:p>
      <text:p text:style-name="P19"><text:span text:style-name="T15">divi</text:span><text:span text:style-name="T16">(10--50)</text:span><text:span text:style-name="T15"> = <text:s text:c="2"/></text:span><text:bookmark-start text:name="__DdeLink__224_398712328"/><text:span text:style-name="T15">19.4428</text:span><text:bookmark-end text:name="__DdeLink__224_398712328"/></text:p>
      <text:p text:style-name="P21"/>
      <text:p text:style-name="P22">Подбор оптимального порога для изображений сгруппированных по контрастам:</text:p>
      <text:p text:style-name="P23">Images2/Contrast/100/</text:p>
      <text:p text:style-name="P23">etype=0</text:p>
      <text:p text:style-name="P23">46.8750, x=0.3649</text:p>
      <text:p text:style-name="P23">44.3750, x=0.6473</text:p>
      <text:p text:style-name="P23">Images2/Contrast/90/</text:p>
      <text:p text:style-name="P23">etype=0</text:p>
      <text:p text:style-name="P23">28.3333, x=0.3649</text:p>
      <text:p text:style-name="P23">23.3333, x=0.6473</text:p>
      <text:p text:style-name="P23">Images2/Contrast/80/</text:p>
      <text:p text:style-name="P23">etype=0</text:p>
      <text:p text:style-name="P23">28.1250, x=0.3649</text:p>
      <text:p text:style-name="P23">25.6250, x=0.5528</text:p>
      <text:p text:style-name="P23">Images2/Contrast/70/</text:p>
      <text:p text:style-name="P23">etype=0</text:p>
      <text:p text:style-name="P23">23.0000, x=0.3649</text:p>
      <text:p text:style-name="P23">20.0000, x=0.5528</text:p>
      <text:p text:style-name="P23">Images2/Contrast/60/</text:p>
      <text:p text:style-name="P23">etype=0</text:p>
      <text:p text:style-name="P23">12.5000, x=0.3649</text:p>
      <text:p text:style-name="P23">8.9286, x=0.5342</text:p>
      <text:p text:style-name="P23">Images2/Contrast/50/</text:p>
      <text:p text:style-name="P23">etype=0</text:p>
      <text:p text:style-name="P23">13.5714, x=0.3649</text:p>
      <text:p text:style-name="P23">10.7143, x=0.5528</text:p>
      <text:p text:style-name="P23">Images2/Contrast/40/</text:p>
      <text:p text:style-name="P23">etype=0</text:p>
      <text:p text:style-name="P23">13.6364, x=0.3649</text:p>
      <text:p text:style-name="P23">11.3636, x=0.5528</text:p>
      <text:p text:style-name="P23">Images2/Contrast/30/</text:p>
      <text:p text:style-name="P23">etype=0</text:p>
      <text:p text:style-name="P23">5.4545, x=0.3649</text:p>
      <text:p text:style-name="P23">4.5455, x=0.5528</text:p>
      <text:p text:style-name="P23">Images2/Contrast/20/</text:p>
      <text:p text:style-name="P23">etype=0</text:p>
      <text:p text:style-name="P23">2.6667, x=0.3649</text:p>
      <text:p text:style-name="P23">2.0000, x=0.5528</text:p>
      <text:p text:style-name="P23"><text:soft-page-break/>Images2/Contrast/10/</text:p>
      <text:p text:style-name="P23">etype=0</text:p>
      <text:p text:style-name="P23">0.7895, x=0.3649</text:p>
      <text:p text:style-name="P23">0.7895, x=0.4945</text:p>
      <text:p text:style-name="P23"/>
      <text:p text:style-name="P30">Таблица 2. Ошибки применения порогового значения. <text:span text:style-name="T21">Применялось деление изображения на 10 часте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Таблица3.1">
          <table:table-cell table:style-name="Таблица3.A1" office:value-type="string">
            <text:p text:style-name="P68">Величина порога D</text:p>
          </table:table-cell>
          <table:table-cell table:style-name="Таблица3.A1" office:value-type="string">
            <text:p text:style-name="P62">Y: <text:span text:style-name="T18">0.5365</text:span><text:span text:style-name="T19">;</text:span><text:bookmark-start text:name="__DdeLink__773_456108309"/><text:span text:style-name="T5">0.5528</text:span><text:bookmark-end text:name="__DdeLink__773_456108309"/></text:p>
          </table:table-cell>
          <table:table-cell table:style-name="Таблица3.A1" office:value-type="string">
            <text:p text:style-name="P25">Cb: <text:bookmark-start text:name="__DdeLink__481_1818090276"/><text:bookmark-start text:name="__DdeLink__478_1818090276"/><text:bookmark-start text:name="__DdeLink__775_456108309"/><text:bookmark-start text:name="__DdeLink__389_456108309"/><text:span text:style-name="T20">0.3649</text:span><text:bookmark-end text:name="__DdeLink__481_1818090276"/><text:bookmark-end text:name="__DdeLink__478_1818090276"/><text:bookmark-end text:name="__DdeLink__775_456108309"/><text:bookmark-end text:name="__DdeLink__389_456108309"/></text:p>
          </table:table-cell>
          <table:table-cell table:style-name="Таблица3.D1" office:value-type="string">
            <text:p text:style-name="P65">Cr: <text:span text:style-name="T17">0.3649</text:span></text:p>
          </table:table-cell>
        </table:table-row>
        <table:table-row table:style-name="Таблица3.1">
          <table:table-cell table:style-name="Таблица3.A2" office:value-type="string">
            <text:p text:style-name="P68">0</text:p>
          </table:table-cell>
          <table:table-cell table:style-name="Таблица3.A2" office:value-type="string">
            <text:p text:style-name="P72">e1=27.4600, e2=0.0000</text:p>
          </table:table-cell>
          <table:table-cell table:style-name="Таблица3.A2" office:value-type="string">
            <text:p text:style-name="P73">e1=18.3900, e2=0.0000</text:p>
          </table:table-cell>
          <table:table-cell table:style-name="Таблица3.D2" office:value-type="string">
            <text:p text:style-name="P74">e1=16.0600, e2=0.0000</text:p>
          </table:table-cell>
        </table:table-row>
        <table:table-row table:style-name="Таблица3.1">
          <table:table-cell table:style-name="Таблица3.A2" office:value-type="string">
            <text:p text:style-name="P68">1</text:p>
          </table:table-cell>
          <table:table-cell table:style-name="Таблица3.A2" office:value-type="string">
            <text:p text:style-name="P72">e1=7.2700, e2=63.9900</text:p>
          </table:table-cell>
          <table:table-cell table:style-name="Таблица3.A2" office:value-type="string">
            <text:p text:style-name="P75">e1=3.4300, e2=67.1300</text:p>
          </table:table-cell>
          <table:table-cell table:style-name="Таблица3.D2" office:value-type="string">
            <text:p text:style-name="P77">e1=3.4300, e2=75.7200</text:p>
          </table:table-cell>
        </table:table-row>
        <table:table-row table:style-name="Таблица3.1">
          <table:table-cell table:style-name="Таблица3.A2" office:value-type="string">
            <text:p text:style-name="P68">2</text:p>
          </table:table-cell>
          <table:table-cell table:style-name="Таблица3.A2" office:value-type="string">
            <text:p text:style-name="P72">e1=10.3600, e2=4.7300</text:p>
          </table:table-cell>
          <table:table-cell table:style-name="Таблица3.A2" office:value-type="string">
            <text:p text:style-name="P79">e1=5.6000, e2=14.7400</text:p>
          </table:table-cell>
          <table:table-cell table:style-name="Таблица3.D2" office:value-type="string">
            <text:p text:style-name="P81">e1=4.8900, e2=9.3300</text:p>
          </table:table-cell>
        </table:table-row>
        <table:table-row table:style-name="Таблица3.1">
          <table:table-cell table:style-name="Таблица3.A2" office:value-type="string">
            <text:p text:style-name="P68">3</text:p>
          </table:table-cell>
          <table:table-cell table:style-name="Таблица3.A2" office:value-type="string">
            <text:p text:style-name="P83">e1=5.5000, e2=34.5100</text:p>
          </table:table-cell>
          <table:table-cell table:style-name="Таблица3.A2" office:value-type="string">
            <text:p text:style-name="P79">e1=3.8900, e2=7.2700</text:p>
          </table:table-cell>
          <table:table-cell table:style-name="Таблица3.D2" office:value-type="string">
            <text:p text:style-name="P81">e1=4.1800, e2=13.8200</text:p>
          </table:table-cell>
        </table:table-row>
        <table:table-row table:style-name="Таблица3.1">
          <table:table-cell table:style-name="Таблица3.A2" office:value-type="string">
            <text:p text:style-name="P68">5</text:p>
          </table:table-cell>
          <table:table-cell table:style-name="Таблица3.A2" office:value-type="string">
            <text:p text:style-name="P84">12.2900, e2=9.9900</text:p>
          </table:table-cell>
          <table:table-cell table:style-name="Таблица3.A2" office:value-type="string">
            <text:p text:style-name="P85">e1=9.9300, e2=6.3900</text:p>
          </table:table-cell>
          <table:table-cell table:style-name="Таблица3.D2" office:value-type="string">
            <text:p text:style-name="P81">e1=4.3300, e2=13.3900</text:p>
          </table:table-cell>
        </table:table-row>
      </table:table>
      <text:p text:style-name="P35"/>
      <text:p text:style-name="P31">Таблица 2.<text:span text:style-name="T22">Старая таблица-backup</text:span> Ошибки применения порогового знач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 table:style-name="Таблица1.1">
          <table:table-cell table:style-name="Таблица1.A1" office:value-type="string">
            <text:p text:style-name="P69">Величина порога D</text:p>
          </table:table-cell>
          <table:table-cell table:style-name="Таблица1.A1" office:value-type="string">
            <text:p text:style-name="P63">Y: 0.5417</text:p>
          </table:table-cell>
          <table:table-cell table:style-name="Таблица1.A1" office:value-type="string">
            <text:p text:style-name="P26">Cb: 0.3528</text:p>
          </table:table-cell>
          <table:table-cell table:style-name="Таблица1.D1" office:value-type="string">
            <text:p text:style-name="P66">Cr: 0.3528</text:p>
          </table:table-cell>
        </table:table-row>
        <table:table-row table:style-name="Таблица1.1">
          <table:table-cell table:style-name="Таблица1.A2" office:value-type="string">
            <text:p text:style-name="P69">0</text:p>
          </table:table-cell>
          <table:table-cell table:style-name="Таблица1.A2" office:value-type="string">
            <text:p text:style-name="P87">e1=40.90, e2=0</text:p>
          </table:table-cell>
          <table:table-cell table:style-name="Таблица1.A2" office:value-type="string">
            <text:p text:style-name="P87">e1=4.54, e2=0</text:p>
          </table:table-cell>
          <table:table-cell table:style-name="Таблица1.D2" office:value-type="string">
            <text:p text:style-name="P87">e1=4.54, e2=0</text:p>
          </table:table-cell>
        </table:table-row>
        <table:table-row table:style-name="Таблица1.1"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87">e1=14.4, e2=33.8</text:p>
          </table:table-cell>
          <table:table-cell table:style-name="Таблица1.A2" office:value-type="string">
            <text:p text:style-name="P87">e1=5.4, e2=37.2</text:p>
          </table:table-cell>
          <table:table-cell table:style-name="Таблица1.D2" office:value-type="string">
            <text:p text:style-name="P87">e1=5.4, e2=37.2</text:p>
          </table:table-cell>
        </table:table-row>
        <table:table-row table:style-name="Таблица1.1"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87">e1=17.2, e2=8.8</text:p>
          </table:table-cell>
          <table:table-cell table:style-name="Таблица1.A2" office:value-type="string">
            <text:p text:style-name="P87">e1=9.2, e2=3.4</text:p>
          </table:table-cell>
          <table:table-cell table:style-name="Таблица1.D2" office:value-type="string">
            <text:p text:style-name="P87">e1=9.4, e2=1</text:p>
          </table:table-cell>
        </table:table-row>
        <table:table-row table:style-name="Таблица1.1">
          <table:table-cell table:style-name="Таблица1.A2" office:value-type="string">
            <text:p text:style-name="P69">3</text:p>
          </table:table-cell>
          <table:table-cell table:style-name="Таблица1.A2" office:value-type="string">
            <text:p text:style-name="P87">e1=17.2, e2=8.8</text:p>
          </table:table-cell>
          <table:table-cell table:style-name="Таблица1.A2" office:value-type="string">
            <text:p text:style-name="P87">e1=9.2, e2=6</text:p>
          </table:table-cell>
          <table:table-cell table:style-name="Таблица1.D2" office:value-type="string">
            <text:p text:style-name="P87">e1=9.4, e2=3.4</text:p>
          </table:table-cell>
        </table:table-row>
        <table:table-row table:style-name="Таблица1.1">
          <table:table-cell table:style-name="Таблица1.A2" office:value-type="string">
            <text:p text:style-name="P69">5</text:p>
          </table:table-cell>
          <table:table-cell table:style-name="Таблица1.A2" office:value-type="string">
            <text:p text:style-name="P87">e1=17.2, e2=5.8</text:p>
          </table:table-cell>
          <table:table-cell table:style-name="Таблица1.A2" office:value-type="string">
            <text:p text:style-name="P87">e1=9.2, e2=4.2</text:p>
          </table:table-cell>
          <table:table-cell table:style-name="Таблица1.D2" office:value-type="string">
            <text:p text:style-name="P87">e1=9.4, e2=1.4</text:p>
          </table:table-cell>
        </table:table-row>
      </table:table>
      <text:p text:style-name="P36"/>
      <text:p text:style-name="P35">Y</text:p>
      <text:p text:style-name="P33">component=1, 081-0-0-A-0.log:19.8000, x=0.4945</text:p>
      <text:p text:style-name="P32">component=1, 081-0-0-A-0.log:15.5500, x=0.3649</text:p>
      <text:p text:style-name="P32">component=1, 008-0-0-A-0.log:21.6500, x=0.4945</text:p>
      <text:p text:style-name="P32">component=1, 008-0-0-A-0.log:16.9500, x=0.3649</text:p>
      <text:p text:style-name="P32">component=1, 039-0-0-A-0.log:20.4500, x=0.4945</text:p>
      <text:p text:style-name="P32">component=1, 039-0-0-A-0.log:16.1500, x=0.3649</text:p>
      <text:p text:style-name="P32">component=1, 085-0-0-A-0.log:15.5500, x=0.4945</text:p>
      <text:p text:style-name="P32">component=1, 085-0-0-A-0.log:12.5000, x=0.3649</text:p>
      <text:p text:style-name="P32">component=1, 032-0-0-A-0.log:20.0000, x=0.4945</text:p>
      <text:p text:style-name="P32">component=1, 032-0-0-A-0.log:16.1500, x=0.3649</text:p>
      <text:p text:style-name="P37">Cb</text:p>
      <text:p text:style-name="P37">component=2, 093-0-0-A-0.log:23.2000, x=0.4945</text:p>
      <text:p text:style-name="P37">component=2, 093-0-0-A-0.log:18.9000, x=0.3649</text:p>
      <text:p text:style-name="P37">component=2, 075-0-0-A-0.log:26.7500, x=0.4945</text:p>
      <text:p text:style-name="P37">component=2, 075-0-0-A-0.log:22.3000, x=0.3649</text:p>
      <text:p text:style-name="P37">component=2, 069-0-0-A-0.log:27.1500, x=0.4940</text:p>
      <text:p text:style-name="P37">component=2, 069-0-0-A-0.log:21.9500, x=0.3649</text:p>
      <text:p text:style-name="P37">Cr</text:p>
      <text:p text:style-name="P37">component=3, 089-0-0-A-0.log:27.6500, x=0.4945</text:p>
      <text:p text:style-name="P37">component=3, 089-0-0-A-0.log:22.2000, x=0.3649</text:p>
      <text:p text:style-name="P37">component=3, 071-0-0-A-0.log:27.1500, x=0.4945</text:p>
      <text:p text:style-name="P37">component=3, 071-0-0-A-0.log:22.6500, x=0.3649</text:p>
      <text:p text:style-name="P37">component=3, 047-0-0-A-0.log:27.0000, x=0.4945</text:p>
      <text:p text:style-name="P37">component=3, 047-0-0-A-0.log:22.6000, x=0.3649</text:p>
      <text:p text:style-name="P37"/>
      <text:p text:style-name="P38">Тестирование:</text:p>
      <text:p text:style-name="P34"><text:soft-page-break/><text:span text:style-name="T3">x=0.366655; </text:span><text:span text:style-name="T3">Y</text:span></text:p>
      <text:p text:style-name="P38">004-0-0-A-0.log, 1, x=0.3667: e1=30.7000, e2=0.0000</text:p>
      <text:p text:style-name="P38">085-75-1-Y-0.log, 1, x=0.3667: e1=3.8333, e2=62.7667</text:p>
      <text:p text:style-name="P38">004-50-2-Y-1.log, 1, x=0.3667: e1=8.5000, e2=4.3000</text:p>
      <text:p text:style-name="P38">038-75-3-Y-0.log, 1, x=0.3667: e1=11.0000, e2=6.1000</text:p>
      <text:p text:style-name="P38">014-25-5-Y-1.log, 1, x=0.3667: e1=8.7667, e2=9.2333</text:p>
      <text:p text:style-name="P38"/>
      <text:p text:style-name="P39">x=0.366655; Cb</text:p>
      <text:p text:style-name="P41">052-0-0-A-0.log, 2, x=0.3667: e1=20.1667, e2=0.0000</text:p>
      <text:p text:style-name="P41">105-75-1-B-0.log, 2, x=0.3667: e1=3.8000, e2=75.2333</text:p>
      <text:p text:style-name="P41">014-50-2-B-0.log, 2, x=0.3667: e1=6.2333, e2=8.3000</text:p>
      <text:p text:style-name="P41">078-50-3-B-0.log, 2, x=0.3667: e1=4.9667, e2=8.9000</text:p>
      <text:p text:style-name="P41">083-75-5-B-0.log, 2, x=0.3667: e1=5.7000, e2=12.2667</text:p>
      <text:p text:style-name="P41"/>
      <text:p text:style-name="P40">x=0.366655; Cb</text:p>
      <text:p text:style-name="P41">085-0-0-A-0.log, 3, x=0.3667: e1=15.1667, e2=0.0000</text:p>
      <text:p text:style-name="P41">010-25-1-R-1.log, 3, x=0.3667: e1=2.9000, e2=78.7333</text:p>
      <text:p text:style-name="P41">057-100-2-R-0.log, 3, x=0.3667: e1=4.9333, e2=9.4333</text:p>
      <text:p text:style-name="P41">043-25-3-R-1.log, 3, x=0.3667: e1=4.6333, e2=10.9667</text:p>
      <text:p text:style-name="P41">068-75-5-R-1.log, 3, x=0.3667: e1=5.0667, e2=11.8667</text:p>
      <text:p text:style-name="P41"/>
      <text:p text:style-name="P41"/>
      <text:p text:style-name="P41"/>
      <text:p text:style-name="P42">048-0-0-A-0.log, 1, x=0.3649: e1=26.5667, e2=0.0000</text:p>
      <text:p text:style-name="P42">073-75-1-Y-1.log, 1, x=0.3649: e1=5.3333, e2=58.5333</text:p>
      <text:p text:style-name="P42">051-25-2-Y-0.log, 1, x=0.3649: e1=11.3000, e2=4.0000</text:p>
      <text:p text:style-name="P42">039-75-3-Y-1.log, 1, x=0.3649: e1=10.8000, e2=6.9667</text:p>
      <text:p text:style-name="P42">088-100-5-Y-1.log, 1, x=<text:bookmark-start text:name="__DdeLink__686_311752805"/>0.3649<text:bookmark-end text:name="__DdeLink__686_311752805"/>: e1=12.2333, e2=7.5000</text:p>
      <text:p text:style-name="P42"/>
      <text:p text:style-name="P42"/>
      <text:p text:style-name="P43">for ALLL:::</text:p>
      <text:p text:style-name="P43">001-0-0-A-0.log, 1, x=0.3649: e1=18.5911, e2=9.6302</text:p>
      <text:p text:style-name="P61"/>
      <text:p text:style-name="P59">Тестирование контрастов</text:p>
      <text:p text:style-name="P60"><text:span text:style-name="T32">Y</text:span>:</text:p>
      <text:p text:style-name="P45"><text:span text:style-name="T25">100%: [</text:span><text:span text:style-name="T23">0.01, 0.4]=</text:span><text:span text:style-name="T26">18.5985, x=0.3649</text:span><text:span text:style-name="T23">; [0.4, 0.8]=</text:span><text:span text:style-name="T26">17.7652, x=0.6473</text:span></text:p>
      <text:p text:style-name="P46"><text:span text:style-name="T24">90%: [</text:span><text:span text:style-name="T23">0.01, 0.4]=</text:span><text:span text:style-name="T27">13.0808, x=0.3649</text:span><text:span text:style-name="T23">; [0.4, 0.8]=</text:span><text:span text:style-name="T27">12.8283, x=0.4945</text:span></text:p>
      <text:p text:style-name="P47"><text:span text:style-name="T24">80%: [</text:span><text:span text:style-name="T23">0.01, 0.4]=</text:span><text:span text:style-name="T28">16.2879, x=0.3649</text:span><text:span text:style-name="T23">; [0.4, 0.8]=</text:span><text:span text:style-name="T28">16.2879, x=0.4361</text:span></text:p>
      <text:p text:style-name="P48"><text:span text:style-name="T24">70%: [</text:span><text:span text:style-name="T23">0.01, 0.4]=</text:span><text:span text:style-name="T29">15.7273, x=0.3649</text:span><text:span text:style-name="T23">; [0.4, 0.8]=</text:span><text:span text:style-name="T30">19.4242, x=0.4945</text:span></text:p>
      <text:p text:style-name="P53"><text:span text:style-name="T24">60%: [</text:span><text:span text:style-name="T23">0.01, 0.4]=</text:span><text:span text:style-name="T31">20.0000, x=0.3080</text:span><text:span text:style-name="T23">; [0.4, 0.8]=</text:span><text:span text:style-name="T34">25.4113, x=0.4945</text:span></text:p>
      <text:p text:style-name="P54"><text:span text:style-name="T24">50%: [</text:span><text:span text:style-name="T23">0.01, 0.4]=</text:span><text:span text:style-name="T35">20.0000, x=0.3080</text:span><text:span text:style-name="T23">; [0.4, 0.8]=</text:span><text:span text:style-name="T36">29.3506, x=0.4945</text:span></text:p>
      <text:p text:style-name="P55"><text:span text:style-name="T24">40%: [</text:span><text:span text:style-name="T23">0.01, 0.4]=; [0.4, 0.8]=</text:span></text:p>
      <text:p text:style-name="P44"><text:span text:style-name="T24">30%: [</text:span><text:span text:style-name="T23">0.01, 0.4]=; [0.4, 0.8]=</text:span></text:p>
      <text:p text:style-name="P44"><text:span text:style-name="T24">20%: [</text:span><text:span text:style-name="T23">0.01, 0.4]=; [0.4, 0.8]=</text:span></text:p>
      <text:p text:style-name="P44"><text:span text:style-name="T25">10%: [</text:span><text:span text:style-name="T33">0.01, 0.4]=; [0.4, 0.8]=</text:span></text:p>
      <text:p text:style-name="P49"/>
      <text:p text:style-name="P50"><text:s/>test1</text:p>
      <text:p text:style-name="P50">Images2/Contrast/80/</text:p>
      <text:p text:style-name="P50">etype=0</text:p>
      <text:p text:style-name="P50">histMax=0.1590, err=20.0000,, err1=20.0000, err2=0.0000</text:p>
      <text:p text:style-name="P50">histMax=0.2510, err=20.0000,, err1=20.0000, err2=0.0000</text:p>
      <text:p text:style-name="P50">histMax=0.3079, err=20.0000,, err1=20.0000, err2=0.0000</text:p>
      <text:p text:style-name="P50">histMax=0.3431, err=20.0000,, err1=20.0000, err2=0.0000</text:p>
      <text:p text:style-name="P50">histMax=0.3648, err=16.2879,, err1=14.6970, err2=16.2879</text:p>
      <text:p text:style-name="P50">histMax=0.3783, err=16.2879,, err1=14.6970, err2=16.2879</text:p>
      <text:p text:style-name="P50">histMax=0.3715, err=16.2879,, err1=14.6970, err2=16.2879</text:p>
      <text:p text:style-name="P50">histMax=0.3690, err=16.2879,, err1=14.6970, err2=16.2879</text:p>
      <text:p text:style-name="P50">histMax=0.3674, err=16.2879,, err1=14.6970, err2=16.2879</text:p>
      <text:p text:style-name="P50">histMax=0.3664, err=16.2879,, err1=14.6970, err2=16.2879</text:p>
      <text:p text:style-name="P50">histMax=0.3658, err=16.2879,, err1=14.6970, err2=16.2879</text:p>
      <text:p text:style-name="P50">histMax=0.3654, err=16.2879,, err1=14.6970, err2=16.2879</text:p>
      <text:p text:style-name="P50">histMax=0.3652, err=16.2879,, err1=14.6970, err2=16.2879</text:p>
      <text:p text:style-name="P50">histMax=0.3651, err=16.2879,, err1=14.6970, err2=16.2879</text:p>
      <text:p text:style-name="P50">histMax=0.3650, err=16.2879,, err1=14.6970, err2=16.2879</text:p>
      <text:p text:style-name="P50">histMax=0.3649, err=16.2879,, err1=14.6970, err2=16.2879</text:p>
      <text:p text:style-name="P50">histMax=0.3649, err=16.2879,, err1=14.6970, err2=16.2879</text:p>
      <text:p text:style-name="P50">16.2879, x=0.3649</text:p>
      <text:p text:style-name="P50">histMax=0.5528, err=21.4773,, err1=14.0909, err2=21.4773</text:p>
      <text:p text:style-name="P50">histMax=0.6472, err=40.4167,, err1=10.1515, err2=40.4167</text:p>
      <text:p text:style-name="P50">histMax=0.4944, err=20.6061,, err1=14.3182, err2=20.6061</text:p>
      <text:p text:style-name="P50">histMax=0.5175, err=20.8712,, err1=14.3182, err2=20.8712</text:p>
      <text:p text:style-name="P50">histMax=0.4584, err=16.2879,, err1=14.6970, err2=16.2879</text:p>
      <text:p text:style-name="P50">histMax=0.4361, err=16.2879,, err1=14.6970, err2=16.2879</text:p>
      <text:p text:style-name="P50">histMax=0.4472, err=16.2879,, err1=14.6970, err2=16.2879</text:p>
      <text:p text:style-name="P50">histMax=0.4430, err=16.2879,, err1=14.6970, err2=16.2879</text:p>
      <text:p text:style-name="P50">histMax=0.4403, err=16.2879,, err1=14.6970, err2=16.2879</text:p>
      <text:p text:style-name="P50">histMax=0.4387, err=16.2879,, err1=14.6970, err2=16.2879</text:p>
      <text:p text:style-name="P50"><text:soft-page-break/>histMax=0.4377, err=16.2879,, err1=14.6970, err2=16.2879</text:p>
      <text:p text:style-name="P50">histMax=0.4371, err=16.2879,, err1=14.6970, err2=16.2879</text:p>
      <text:p text:style-name="P50">histMax=0.4367, err=16.2879,, err1=14.6970, err2=16.2879</text:p>
      <text:p text:style-name="P50">histMax=0.4365, err=16.2879,, err1=14.6970, err2=16.2879</text:p>
      <text:p text:style-name="P50">histMax=0.4363, err=16.2879,, err1=14.6970, err2=16.2879</text:p>
      <text:p text:style-name="P50">histMax=0.4362, err=16.2879,, err1=14.6970, err2=16.2879</text:p>
      <text:p text:style-name="P50">histMax=0.4362, err=16.2879,, err1=14.6970, err2=16.2879</text:p>
      <text:p text:style-name="P50">histMax=0.4361, err=16.2879,, err1=14.6970, err2=16.2879</text:p>
      <text:p text:style-name="P50">16.2879, x=0.4361</text:p>
      <text:p text:style-name="P50">&gt;&gt; test1</text:p>
      <text:p text:style-name="P50">Images2/Contrast/70/</text:p>
      <text:p text:style-name="P50">etype=0</text:p>
      <text:p text:style-name="P50">Files count=330</text:p>
      <text:p text:style-name="P50">histMax=0.15896674, err=20.00000000,, err1=20.00000000, err2=0.00000000</text:p>
      <text:p text:style-name="P50">histMax=0.25103326, err=20.00000000,, err1=20.00000000, err2=0.00000000</text:p>
      <text:p text:style-name="P50">histMax=0.30793349, err=20.00000000,, err1=20.00000000, err2=0.00000000</text:p>
      <text:p text:style-name="P50">histMax=0.34309977, err=20.00000000,, err1=20.00000000, err2=0.00000000</text:p>
      <text:p text:style-name="P50">histMax=0.36483372, err=15.72727273,, err1=13.42424242, err2=15.72727273</text:p>
      <text:p text:style-name="P50">histMax=0.37826604, err=15.72727273,, err1=13.42424242, err2=15.72727273</text:p>
      <text:p text:style-name="P50">histMax=0.37154988, err=15.72727273,, err1=13.42424242, err2=15.72727273</text:p>
      <text:p text:style-name="P50">histMax=0.36898454, err=15.72727273,, err1=13.42424242, err2=15.72727273</text:p>
      <text:p text:style-name="P50">histMax=0.36739907, err=15.72727273,, err1=13.42424242, err2=15.72727273</text:p>
      <text:p text:style-name="P50">histMax=0.36641919, err=15.72727273,, err1=13.42424242, err2=15.72727273</text:p>
      <text:p text:style-name="P50">histMax=0.36581360, err=15.72727273,, err1=13.42424242, err2=15.72727273</text:p>
      <text:p text:style-name="P50">histMax=0.36543932, err=15.72727273,, err1=13.42424242, err2=15.72727273</text:p>
      <text:p text:style-name="P50">histMax=0.36520800, err=15.72727273,, err1=13.42424242, err2=15.72727273</text:p>
      <text:p text:style-name="P50">histMax=0.36506504, err=15.72727273,, err1=13.42424242, err2=15.72727273</text:p>
      <text:p text:style-name="P50">histMax=0.36497668, err=15.72727273,, err1=13.42424242, err2=15.72727273</text:p>
      <text:p text:style-name="P50">histMax=0.36492208, err=15.72727273,, err1=13.42424242, err2=15.72727273</text:p>
      <text:p text:style-name="P50">histMax=0.36488833, err=15.72727273,, err1=13.42424242, err2=15.72727273</text:p>
      <text:p text:style-name="P50">15.7273, x=0.3649</text:p>
      <text:p text:style-name="P50">histMax=0.55278640, err=20.87878788,, err1=12.51515152, err2=20.87878788</text:p>
      <text:p text:style-name="P50">histMax=0.64721360, err=40.24242424,, err1=7.42424242, err2=40.24242424</text:p>
      <text:p text:style-name="P50">histMax=0.49442719, err=19.42424242,, err1=13.06060606, err2=19.42424242</text:p>
      <text:p text:style-name="P50">histMax=0.51303711, err=19.42424242,, err1=13.06060606, err2=19.42424242</text:p>
      <text:p text:style-name="P50">histMax=0.50373215, err=19.42424242,, err1=13.06060606, err2=19.42424242</text:p>
      <text:p text:style-name="P50">histMax=0.50017797, err=19.42424242,, err1=13.06060606, err2=19.42424242</text:p>
      <text:p text:style-name="P50">histMax=0.49798137, err=19.42424242,, err1=13.06060606, err2=19.42424242</text:p>
      <text:p text:style-name="P50">histMax=0.49662379, err=19.42424242,, err1=13.06060606, err2=19.42424242</text:p>
      <text:p text:style-name="P50">histMax=0.49578477, err=19.42424242,, err1=13.06060606, err2=19.42424242</text:p>
      <text:p text:style-name="P50">histMax=0.49526622, err=19.42424242,, err1=13.06060606, err2=19.42424242</text:p>
      <text:p text:style-name="P50">histMax=0.49494574, err=19.42424242,, err1=13.06060606, err2=19.42424242</text:p>
      <text:p text:style-name="P50">histMax=0.49474767, err=19.42424242,, err1=13.06060606, err2=19.42424242</text:p>
      <text:p text:style-name="P50">histMax=0.49462526, err=19.42424242,, err1=13.06060606, err2=19.42424242</text:p>
      <text:p text:style-name="P50">histMax=0.49454960, err=19.42424242,, err1=13.06060606, err2=19.42424242</text:p>
      <text:p text:style-name="P50">histMax=0.49450285, err=19.42424242,, err1=13.06060606, err2=19.42424242</text:p>
      <text:p text:style-name="P50">histMax=0.49446951, err=19.42424242,, err1=13.06060606, err2=19.42424242</text:p>
      <text:p text:style-name="P50">19.4242, x=0.4945</text:p>
      <text:p text:style-name="P51">test1</text:p>
      <text:p text:style-name="P51">Images2/Contrast/60/</text:p>
      <text:p text:style-name="P51">etype=0</text:p>
      <text:p text:style-name="P51">Files count=462</text:p>
      <text:p text:style-name="P51">histMax=0.15896674, err=20.00000000,, err1=20.00000000, err2=0.00000000</text:p>
      <text:p text:style-name="P51">histMax=0.25103326, err=20.00000000,, err1=20.00000000, err2=0.00000000</text:p>
      <text:p text:style-name="P51">histMax=0.30793349, err=20.00000000,, err1=20.00000000, err2=0.00000000</text:p>
      <text:p text:style-name="P51">histMax=0.34309977, err=20.00000000,, err1=20.00000000, err2=0.00000000</text:p>
      <text:p text:style-name="P51">histMax=0.36483372, err=21.14718615,, err1=8.96103896, err2=21.14718615</text:p>
      <text:p text:style-name="P51">histMax=0.32966744, err=20.00000000,, err1=20.00000000, err2=0.00000000</text:p>
      <text:p text:style-name="P51">histMax=0.32136581, err=20.00000000,, err1=20.00000000, err2=0.00000000</text:p>
      <text:p text:style-name="P51">histMax=0.31623512, err=20.00000000,, err1=20.00000000, err2=0.00000000</text:p>
      <text:p text:style-name="P51">histMax=0.31306418, err=20.00000000,, err1=20.00000000, err2=0.00000000</text:p>
      <text:p text:style-name="P51">histMax=0.31110443, err=20.00000000,, err1=20.00000000, err2=0.00000000</text:p>
      <text:p text:style-name="P51">histMax=0.30989324, err=20.00000000,, err1=20.00000000, err2=0.00000000</text:p>
      <text:p text:style-name="P51">histMax=0.30914468, err=20.00000000,, err1=20.00000000, err2=0.00000000</text:p>
      <text:p text:style-name="P51">histMax=0.30868205, err=20.00000000,, err1=20.00000000, err2=0.00000000</text:p>
      <text:p text:style-name="P51">histMax=0.30839612, err=20.00000000,, err1=20.00000000, err2=0.00000000</text:p>
      <text:p text:style-name="P51">histMax=0.30821941, err=20.00000000,, err1=20.00000000, err2=0.00000000</text:p>
      <text:p text:style-name="P51">histMax=0.30811020, err=20.00000000,, err1=20.00000000, err2=0.00000000</text:p>
      <text:p text:style-name="P51">histMax=0.30804270, err=20.00000000,, err1=20.00000000, err2=0.00000000</text:p>
      <text:p text:style-name="P51">histMax=0.30800099, err=20.00000000,, err1=20.00000000, err2=0.00000000</text:p>
      <text:p text:style-name="P51">histMax=0.30796765, err=20.00000000,, err1=20.00000000, err2=0.00000000</text:p>
      <text:p text:style-name="P51">20.0000, x=0.3080</text:p>
      <text:p text:style-name="P56">histMax=0.55278640, err=27.90043290,, err1=7.77056277, err2=27.90043290</text:p>
      <text:p text:style-name="P56">histMax=0.64721360, err=47.20779221,, err1=5.12987013, err2=47.20779221</text:p>
      <text:p text:style-name="P56">histMax=0.49442719, err=25.41125541,, err1=8.57142857, err2=25.41125541</text:p>
      <text:p text:style-name="P56">histMax=0.50347044, err=25.41125541,, err1=8.57142857, err2=25.41125541</text:p>
      <text:p text:style-name="P56">histMax=0.49894881, err=25.41125541,, err1=8.57142857, err2=25.41125541</text:p>
      <text:p text:style-name="P56">histMax=0.49722171, err=25.41125541,, err1=8.57142857, err2=25.41125541</text:p>
      <text:p text:style-name="P56">histMax=0.49615430, err=25.41125541,, err1=8.57142857, err2=25.41125541</text:p>
      <text:p text:style-name="P56">histMax=0.49549460, err=25.41125541,, err1=8.57142857, err2=25.41125541</text:p>
      <text:p text:style-name="P56">histMax=0.49508689, err=25.41125541,, err1=8.57142857, err2=25.41125541</text:p>
      <text:p text:style-name="P56">histMax=0.49483491, err=25.41125541,, err1=8.57142857, err2=25.41125541</text:p>
      <text:p text:style-name="P56">histMax=0.49467917, err=25.41125541,, err1=8.57142857, err2=25.41125541</text:p>
      <text:p text:style-name="P56"><text:soft-page-break/>histMax=0.49458292, err=25.41125541,, err1=8.57142857, err2=25.41125541</text:p>
      <text:p text:style-name="P56">histMax=0.49452344, err=25.41125541,, err1=8.57142857, err2=25.41125541</text:p>
      <text:p text:style-name="P56">histMax=0.49448668, err=25.41125541,, err1=8.57142857, err2=25.41125541</text:p>
      <text:p text:style-name="P56">25.4113, x=0.4945</text:p>
      <text:p text:style-name="P57">test1</text:p>
      <text:p text:style-name="P57">Images2/Contrast/50/</text:p>
      <text:p text:style-name="P57">etype=0</text:p>
      <text:p text:style-name="P57">Files count=231</text:p>
      <text:p text:style-name="P57">histMax=0.15896674, err=20.00000000,, err1=20.00000000, err2=0.00000000</text:p>
      <text:p text:style-name="P57">histMax=0.25103326, err=20.00000000,, err1=20.00000000, err2=0.00000000</text:p>
      <text:p text:style-name="P57">histMax=0.30793349, err=20.00000000,, err1=20.00000000, err2=0.00000000</text:p>
      <text:p text:style-name="P57">histMax=0.34309977, err=20.00000000,, err1=20.00000000, err2=0.00000000</text:p>
      <text:p text:style-name="P57">histMax=0.36483372, err=21.51515152,, err1=9.26406926, err2=21.51515152</text:p>
      <text:p text:style-name="P57">histMax=0.32966744, err=20.00000000,, err1=20.00000000, err2=0.00000000</text:p>
      <text:p text:style-name="P57">histMax=0.32136581, err=20.00000000,, err1=20.00000000, err2=0.00000000</text:p>
      <text:p text:style-name="P57">histMax=0.31623512, err=20.00000000,, err1=20.00000000, err2=0.00000000</text:p>
      <text:p text:style-name="P57">histMax=0.31306418, err=20.00000000,, err1=20.00000000, err2=0.00000000</text:p>
      <text:p text:style-name="P57">histMax=0.31110443, err=20.00000000,, err1=20.00000000, err2=0.00000000</text:p>
      <text:p text:style-name="P57">histMax=0.30989324, err=20.00000000,, err1=20.00000000, err2=0.00000000</text:p>
      <text:p text:style-name="P57">histMax=0.30914468, err=20.00000000,, err1=20.00000000, err2=0.00000000</text:p>
      <text:p text:style-name="P57">histMax=0.30868205, err=20.00000000,, err1=20.00000000, err2=0.00000000</text:p>
      <text:p text:style-name="P57">histMax=0.30839612, err=20.00000000,, err1=20.00000000, err2=0.00000000</text:p>
      <text:p text:style-name="P57">histMax=0.30821941, err=20.00000000,, err1=20.00000000, err2=0.00000000</text:p>
      <text:p text:style-name="P57">histMax=0.30811020, err=20.00000000,, err1=20.00000000, err2=0.00000000</text:p>
      <text:p text:style-name="P57">histMax=0.30804270, err=20.00000000,, err1=20.00000000, err2=0.00000000</text:p>
      <text:p text:style-name="P57">histMax=0.30800099, err=20.00000000,, err1=20.00000000, err2=0.00000000</text:p>
      <text:p text:style-name="P57">histMax=0.30796765, err=20.00000000,, err1=20.00000000, err2=0.00000000</text:p>
      <text:p text:style-name="P57">20.0000, x=0.3080</text:p>
      <text:p text:style-name="P58">histMax=0.55278640, err=31.25541126,, err1=7.57575758, err2=31.25541126</text:p>
      <text:p text:style-name="P58">histMax=0.64721360, err=49.26406926,, err1=5.45454545, err2=49.26406926</text:p>
      <text:p text:style-name="P58">histMax=0.49442719, err=29.35064935,, err1=7.79220779, err2=29.35064935</text:p>
      <text:p text:style-name="P58">histMax=0.50783361, err=29.35064935,, err1=7.79220779, err2=29.35064935</text:p>
      <text:p text:style-name="P58">histMax=0.50113040, err=29.35064935,, err1=7.79220779, err2=29.35064935</text:p>
      <text:p text:style-name="P58">histMax=0.49857000, err=29.35064935,, err1=7.79220779, err2=29.35064935</text:p>
      <text:p text:style-name="P58">histMax=0.49698759, err=29.35064935,, err1=7.79220779, err2=29.35064935</text:p>
      <text:p text:style-name="P58">histMax=0.49600960, err=29.35064935,, err1=7.79220779, err2=29.35064935</text:p>
      <text:p text:style-name="P58">histMax=0.49540518, err=29.35064935,, err1=7.79220779, err2=29.35064935</text:p>
      <text:p text:style-name="P58">histMax=0.49503162, err=29.35064935,, err1=7.79220779, err2=29.35064935</text:p>
      <text:p text:style-name="P58">histMax=0.49480075, err=29.35064935,, err1=7.79220779, err2=29.35064935</text:p>
      <text:p text:style-name="P58">histMax=0.49465806, err=29.35064935,, err1=7.79220779, err2=29.35064935</text:p>
      <text:p text:style-name="P58">histMax=0.49456988, err=29.35064935,, err1=7.79220779, err2=29.35064935</text:p>
      <text:p text:style-name="P58">histMax=0.49451538, err=29.35064935,, err1=7.79220779, err2=29.35064935</text:p>
      <text:p text:style-name="P58">histMax=0.49448169, err=29.35064935,, err1=7.79220779, err2=29.35064935</text:p>
      <text:p text:style-name="P58">29.3506, x=0.4945</text:p>
      <text:p text:style-name="P52"/>
      <text:p text:style-name="P52"/>
      <text:p text:style-name="P5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0">Величина порога D</text:p>
          </table:table-cell>
          <table:table-cell table:style-name="Таблица2.A1" office:value-type="string">
            <text:p text:style-name="P71"><text:span text:style-name="T37">Процент </text:span><text:span text:style-name="T43">контраста</text:span></text:p>
          </table:table-cell>
          <table:table-cell table:style-name="Таблица2.A1" office:value-type="string">
            <text:p text:style-name="P64">Y:</text:p>
          </table:table-cell>
          <table:table-cell table:style-name="Таблица2.A1" office:value-type="string">
            <text:p text:style-name="P27">Cb</text:p>
          </table:table-cell>
          <table:table-cell table:style-name="Таблица2.E1" office:value-type="string">
            <text:p text:style-name="P67">Cr</text:p>
          </table:table-cell>
        </table:table-row>
        <table:table-row table:style-name="Таблица2.1">
          <table:table-cell table:style-name="Таблица2.A2" table:number-rows-spanned="10" office:value-type="string">
            <text:p text:style-name="P70">1</text:p>
          </table:table-cell>
          <table:table-cell table:style-name="Таблица2.B2" office:value-type="float" office:value="100">
            <text:p text:style-name="P90">100</text:p>
          </table:table-cell>
          <table:table-cell table:style-name="Таблица2.A2" office:value-type="string">
            <text:p text:style-name="P102"><text:span text:style-name="T25">[</text:span><text:span text:style-name="T33">0.01, 0.4]=</text:span><text:span text:style-name="T48">46.8750, x=0.3649</text:span></text:p>
            <text:p text:style-name="P113">[0.4, 0.8]=<text:span text:style-name="T48">44.3750, x=0.6473</text:span>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90">
            <text:p text:style-name="P90">90</text:p>
          </table:table-cell>
          <table:table-cell table:style-name="Таблица2.A2" office:value-type="string">
            <text:p text:style-name="P103"><text:span text:style-name="T25">[</text:span><text:span text:style-name="T33">0.01, 0.4]=</text:span><text:span text:style-name="T49">28.3333, x=0.3649</text:span></text:p>
            <text:p text:style-name="P114">[0.4, 0.8]=<text:span text:style-name="T49">26.6667, x=0.5504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80">
            <text:p text:style-name="P90">80</text:p>
          </table:table-cell>
          <table:table-cell table:style-name="Таблица2.A2" office:value-type="string">
            <text:p text:style-name="P104"><text:span text:style-name="T25">[</text:span><text:span text:style-name="T33">0.01, 0.4]=</text:span><text:span text:style-name="T50">28.1250, x=0.3649</text:span></text:p>
            <text:p text:style-name="P115">[0.4, 0.8]=<text:span text:style-name="T50">26.8750, x=0.4945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70">
            <text:p text:style-name="P90">70</text:p>
          </table:table-cell>
          <table:table-cell table:style-name="Таблица2.A2" office:value-type="string">
            <text:p text:style-name="P105"><text:span text:style-name="T25">[</text:span><text:span text:style-name="T33">0.01, 0.4]=</text:span><text:span text:style-name="T51">24.0000, x=0.3649</text:span></text:p>
            <text:p text:style-name="P116">[0.4, 0.8]=<text:span text:style-name="T51">24.0000, x=0.4426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60">
            <text:p text:style-name="P90">60</text:p>
          </table:table-cell>
          <table:table-cell table:style-name="Таблица2.A2" office:value-type="string">
            <text:p text:style-name="P106"><text:span text:style-name="T25">[</text:span><text:span text:style-name="T33">0.01, 0.4]=</text:span><text:span text:style-name="T52">27.5000, x=0.3649</text:span></text:p>
            <text:p text:style-name="P117">[0.4, 0.8]=<text:span text:style-name="T52">27.5000, x=0.4207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50">
            <text:p text:style-name="P90">50</text:p>
          </table:table-cell>
          <table:table-cell table:style-name="Таблица2.A2" office:value-type="string">
            <text:p text:style-name="P107"><text:span text:style-name="T25">[</text:span><text:span text:style-name="T33">0.01, 0.4]=</text:span><text:span text:style-name="T53">38.5714, x=0.3649</text:span></text:p>
            <text:p text:style-name="P118">[0.4, 0.8]=<text:span text:style-name="T53">38.5714, x=0.4361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40">
            <text:p text:style-name="P90">40</text:p>
          </table:table-cell>
          <table:table-cell table:style-name="Таблица2.A2" office:value-type="string">
            <text:p text:style-name="P108"><text:span text:style-name="T25">[</text:span><text:span text:style-name="T33">0.01, 0.4]=</text:span><text:span text:style-name="T54">41.8182, x=0.3649</text:span></text:p>
            <text:p text:style-name="P119">[0.4, 0.8]=<text:span text:style-name="T54">41.8182, x=0.4361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30">
            <text:p text:style-name="P90">30</text:p>
          </table:table-cell>
          <table:table-cell table:style-name="Таблица2.A2" office:value-type="string">
            <text:p text:style-name="P121"><text:span text:style-name="T25">[</text:span><text:span text:style-name="T33">0.01, 0.4]=</text:span><text:span text:style-name="T55">49.5455, x=0.3649</text:span></text:p>
            <text:p text:style-name="P131">[0.4, 0.8]=<text:span text:style-name="T55">49.5455, x=0.6472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20">
            <text:p text:style-name="P90">20</text:p>
          </table:table-cell>
          <table:table-cell table:style-name="Таблица2.A2" office:value-type="string">
            <text:p text:style-name="P122"><text:span text:style-name="T25">[</text:span><text:span text:style-name="T33">0.01, 0.4]=</text:span><text:span text:style-name="T56">50.0000, x=0.4000</text:span></text:p>
            <text:p text:style-name="P132">[0.4, 0.8]=<text:span text:style-name="T56">50.0000, x=0.8000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covered-table-cell/>
          <table:table-cell table:style-name="Таблица2.B2" office:value-type="float" office:value="10">
            <text:p text:style-name="P90">10</text:p>
          </table:table-cell>
          <table:table-cell table:style-name="Таблица2.A2" office:value-type="string">
            <text:p text:style-name="P123"><text:span text:style-name="T25">[</text:span><text:span text:style-name="T33">0.01, 0.4]=</text:span><text:span text:style-name="T57">50.0000, x=0.4000</text:span></text:p>
            <text:p text:style-name="P133">[0.4, 0.8]=<text:span text:style-name="T57">50.0000, x=0.8000</text:span></text:p>
          </table:table-cell>
          <table:table-cell table:style-name="Таблица2.A2" office:value-type="string">
            <text:p text:style-name="P76"/>
          </table:table-cell>
          <table:table-cell table:style-name="Таблица2.E2" office:value-type="string">
            <text:p text:style-name="P78"/>
          </table:table-cell>
        </table:table-row>
        <table:table-row table:style-name="Таблица2.1">
          <table:table-cell table:style-name="Таблица2.A12" table:number-rows-spanned="10" office:value-type="string">
            <text:p text:style-name="P88">2</text:p>
          </table:table-cell>
          <table:table-cell table:style-name="Таблица2.B12" office:value-type="float" office:value="100">
            <text:p text:style-name="P89">100</text:p>
          </table:table-cell>
          <table:table-cell table:style-name="Таблица2.A12" office:value-type="string">
            <text:p text:style-name="P92"><text:span text:style-name="T25">[</text:span><text:span text:style-name="T33">0.01, 0.4]=</text:span><text:span text:style-name="T38">46.8750, x=0.3649</text:span></text:p>
            <text:p text:style-name="P92"><text:span text:style-name="T33">[0.4, 0.8]=</text:span><text:span text:style-name="T38">44.3750, x=0.6473</text:span></text:p>
          </table:table-cell>
          <table:table-cell table:style-name="Таблица2.A12" office:value-type="string">
            <text:p text:style-name="P91"><text:span text:style-name="T25">[</text:span><text:span text:style-name="T33">0.01, 0.4]=</text:span></text:p>
            <text:p text:style-name="P109">[0.4, 0.8]=</text:p>
          </table:table-cell>
          <table:table-cell table:style-name="Таблица2.E12" office:value-type="string">
            <text:p text:style-name="P91"><text:span text:style-name="T25">[</text:span><text:span text:style-name="T33">0.01, 0.4]=</text:span></text:p>
            <text:p text:style-name="P109">[0.4, 0.8]=</text:p>
          </table:table-cell>
        </table:table-row>
        <table:table-row table:style-name="Таблица2.1">
          <table:covered-table-cell/>
          <table:table-cell table:style-name="Таблица2.B13" office:value-type="float" office:value="90">
            <text:p text:style-name="P89">90</text:p>
          </table:table-cell>
          <table:table-cell table:style-name="Таблица2.C13" office:value-type="string">
            <text:p text:style-name="P93"><text:span text:style-name="T25">[</text:span><text:span text:style-name="T33">0.01, 0.4]=</text:span><text:span text:style-name="T39">28.3333, x=0.3649</text:span></text:p>
            <text:p text:style-name="P93"><text:span text:style-name="T33">[0.4, 0.8]=</text:span><text:span text:style-name="T39">20.8333, x=0.6473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80">
            <text:p text:style-name="P89">80</text:p>
          </table:table-cell>
          <table:table-cell table:style-name="Таблица2.C13" office:value-type="string">
            <text:p text:style-name="P94"><text:span text:style-name="T25">[</text:span><text:span text:style-name="T33">0.01, 0.4]=</text:span><text:span text:style-name="T40">28.1250, x=0.3649</text:span></text:p>
            <text:p text:style-name="P94"><text:span text:style-name="T33">[0.4, 0.8]=</text:span><text:span text:style-name="T40">25.6250, x=0.5389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70">
            <text:p text:style-name="P89">70</text:p>
          </table:table-cell>
          <table:table-cell table:style-name="Таблица2.C13" office:value-type="string">
            <text:p text:style-name="P95"><text:span text:style-name="T25">[</text:span><text:span text:style-name="T33">0.01, 0.4]=</text:span><text:span text:style-name="T41">23.0000, x=0.3649</text:span></text:p>
            <text:p text:style-name="P95"><text:span text:style-name="T33">[0.4, 0.8]=</text:span><text:span text:style-name="T41">20.0000, x=0.5439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60">
            <text:p text:style-name="P89">60</text:p>
          </table:table-cell>
          <table:table-cell table:style-name="Таблица2.C13" office:value-type="string">
            <text:p text:style-name="P96"><text:span text:style-name="T25">[</text:span><text:span text:style-name="T33">0.01, 0.4]=</text:span><text:span text:style-name="T42">12.5000, x=0.3649</text:span></text:p>
            <text:p text:style-name="P96"><text:span text:style-name="T33">[0.4, 0.8]=</text:span><text:span text:style-name="T42">8.9286, x=0.5355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50">
            <text:p text:style-name="P89">50</text:p>
          </table:table-cell>
          <table:table-cell table:style-name="Таблица2.C13" office:value-type="string">
            <text:p text:style-name="P97"><text:span text:style-name="T25">[</text:span><text:span text:style-name="T33">0.01, 0.4]=</text:span><text:span text:style-name="T43">13.5714, x=0.3649</text:span></text:p>
            <text:p text:style-name="P97"><text:span text:style-name="T33">[0.4, 0.8]=</text:span><text:span text:style-name="T43">10.7143, x=0.5528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40">
            <text:p text:style-name="P89">40</text:p>
          </table:table-cell>
          <table:table-cell table:style-name="Таблица2.C13" office:value-type="string">
            <text:p text:style-name="P98"><text:span text:style-name="T25">[</text:span><text:span text:style-name="T33">0.01, 0.4]=</text:span><text:span text:style-name="T44">13.6364, x=0.3649</text:span></text:p>
            <text:p text:style-name="P98"><text:span text:style-name="T33">[0.4, 0.8]=</text:span><text:span text:style-name="T44">11.3636, x=0.5528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30">
            <text:p text:style-name="P89">30</text:p>
          </table:table-cell>
          <table:table-cell table:style-name="Таблица2.C13" office:value-type="string">
            <text:p text:style-name="P99"><text:span text:style-name="T25">[</text:span><text:span text:style-name="T33">0.01, 0.4]=</text:span><text:span text:style-name="T45">5.4545, x=0.3649</text:span></text:p>
            <text:p text:style-name="P110">[0.4, 0.8]=<text:span text:style-name="T45">4.5455, x=0.5528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20">
            <text:p text:style-name="P89">20</text:p>
          </table:table-cell>
          <table:table-cell table:style-name="Таблица2.C13" office:value-type="string">
            <text:p text:style-name="P100"><text:span text:style-name="T25">[</text:span><text:span text:style-name="T33">0.01, 0.4]=</text:span><text:span text:style-name="T46">2.6667, x=0.3649</text:span></text:p>
            <text:p text:style-name="P111">[0.4, 0.8]=<text:span text:style-name="T46">2.0000, x=0.5528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13" office:value-type="float" office:value="10">
            <text:p text:style-name="P89">10</text:p>
          </table:table-cell>
          <table:table-cell table:style-name="Таблица2.C13" office:value-type="string">
            <text:p text:style-name="P101"><text:span text:style-name="T25">[</text:span><text:span text:style-name="T33">0.01, 0.4]=</text:span><text:span text:style-name="T47">0.7895, x=0.3649</text:span></text:p>
            <text:p text:style-name="P112">[0.4, 0.8]=<text:span text:style-name="T47">0.7895, x=0.4945</text:span></text:p>
          </table:table-cell>
          <table:table-cell table:style-name="Таблица2.C13" office:value-type="string">
            <text:p text:style-name="P80"/>
          </table:table-cell>
          <table:table-cell table:style-name="Таблица2.E13" office:value-type="string">
            <text:p text:style-name="P82"/>
          </table:table-cell>
        </table:table-row>
        <table:table-row table:style-name="Таблица2.1">
          <table:table-cell table:style-name="Таблица2.A2" table:number-rows-spanned="10" office:value-type="string">
            <text:p text:style-name="P70">3</text:p>
          </table:table-cell>
          <table:table-cell table:style-name="Таблица2.B2" office:value-type="float" office:value="100">
            <text:p text:style-name="P90">10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text:span text:style-name="T58">46.2500, x=0.3649</text:span></text:p>
            <text:p text:style-name="P134">[0.4, 0.8]=<text:span text:style-name="T58">41.2500, x=0.6473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90">
            <text:p text:style-name="P90">90</text:p>
          </table:table-cell>
          <table:table-cell table:style-name="Таблица2.A2" office:value-type="string">
            <text:p text:style-name="P125"><text:span text:style-name="T25">[</text:span><text:span text:style-name="T33">0.01, 0.4]=</text:span><text:span text:style-name="T59">28.3333, x=0.3649</text:span></text:p>
            <text:p text:style-name="P135">[0.4, 0.8]=<text:span text:style-name="T59">19.1667, x=0.6473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80">
            <text:p text:style-name="P90">80</text:p>
          </table:table-cell>
          <table:table-cell table:style-name="Таблица2.A2" office:value-type="string">
            <text:p text:style-name="P126"><text:span text:style-name="T25">[</text:span><text:span text:style-name="T33">0.01, 0.4]=</text:span><text:span text:style-name="T60">28.1250, x=0.3649</text:span></text:p>
            <text:p text:style-name="P136">[0.4, 0.8]=<text:span text:style-name="T60">15.6250, x=0.6473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70">
            <text:p text:style-name="P90">70</text:p>
          </table:table-cell>
          <table:table-cell table:style-name="Таблица2.A2" office:value-type="string">
            <text:p text:style-name="P127"><text:span text:style-name="T25">[</text:span><text:span text:style-name="T33">0.01, 0.4]=</text:span><text:span text:style-name="T61">23.0000, x=0.3649</text:span></text:p>
            <text:p text:style-name="P137">[0.4, 0.8]=<text:span text:style-name="T61">9.0000, x=0.6473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60">
            <text:p text:style-name="P90">60</text:p>
          </table:table-cell>
          <table:table-cell table:style-name="Таблица2.A2" office:value-type="string">
            <text:p text:style-name="P128"><text:span text:style-name="T25">[</text:span><text:span text:style-name="T33">0.01, 0.4]=</text:span><text:span text:style-name="T62">12.5000, x=0.3649</text:span></text:p>
            <text:p text:style-name="P138">[0.4, 0.8]=<text:span text:style-name="T62">8.9286, x=0.5528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50">
            <text:p text:style-name="P90">50</text:p>
          </table:table-cell>
          <table:table-cell table:style-name="Таблица2.A2" office:value-type="string">
            <text:p text:style-name="P129"><text:span text:style-name="T25">[</text:span><text:span text:style-name="T33">0.01, 0.4]=</text:span><text:span text:style-name="T63">13.5714, x=0.3649</text:span></text:p>
            <text:p text:style-name="P139">[0.4, 0.8]=<text:span text:style-name="T63">13.5714, x=0.4361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40">
            <text:p text:style-name="P90">40</text:p>
          </table:table-cell>
          <table:table-cell table:style-name="Таблица2.A2" office:value-type="string">
            <text:p text:style-name="P130"><text:span text:style-name="T25">[</text:span><text:span text:style-name="T33">0.01, 0.4]=</text:span><text:span text:style-name="T64">13.6364, x=0.3649</text:span></text:p>
            <text:p text:style-name="P140">[0.4, 0.8]=<text:span text:style-name="T64">13.6364, x=0.4361</text:span>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30">
            <text:p text:style-name="P90">3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20">
            <text:p text:style-name="P90">2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10">
            <text:p text:style-name="P90">1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0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table-cell table:style-name="Таблица2.A2" table:number-rows-spanned="10" office:value-type="string">
            <text:p text:style-name="P70">5</text:p>
          </table:table-cell>
          <table:table-cell table:style-name="Таблица2.B2" office:value-type="float" office:value="100">
            <text:p text:style-name="P90">10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90">
            <text:p text:style-name="P90">9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80">
            <text:p text:style-name="P90">8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70">
            <text:p text:style-name="P90">7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60">
            <text:p text:style-name="P90">6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50">
            <text:p text:style-name="P90">5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40">
            <text:p text:style-name="P90">4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30">
            <text:p text:style-name="P90">3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20">
            <text:p text:style-name="P90">2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  <table:table-row table:style-name="Таблица2.1">
          <table:covered-table-cell/>
          <table:table-cell table:style-name="Таблица2.B2" office:value-type="float" office:value="10">
            <text:p text:style-name="P90">10</text:p>
          </table:table-cell>
          <table:table-cell table:style-name="Таблица2.A2" office:value-type="string">
            <text:p text:style-name="P124"><text:span text:style-name="T25">[</text:span><text:span text:style-name="T33">0.01, 0.4]=</text:span></text:p>
            <text:p text:style-name="P134">[0.4, 0.8]=</text:p>
          </table:table-cell>
          <table:table-cell table:style-name="Таблица2.A2" office:value-type="string">
            <text:p text:style-name="P86"/>
          </table:table-cell>
          <table:table-cell table:style-name="Таблица2.E2" office:value-type="string">
            <text:p text:style-name="P8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5T09:00:21</meta:creation-date>
    <dc:date>2011-04-21T17:29:03</dc:date>
    <meta:editing-duration>PT213H41M21S</meta:editing-duration>
    <meta:editing-cycles>105</meta:editing-cycles>
    <meta:generator>OpenOffice.org/3.2$Linux OpenOffice.org_project/320m19$Build-9505</meta:generator>
    <meta:document-statistic meta:table-count="3" meta:image-count="0" meta:object-count="0" meta:page-count="7" meta:paragraph-count="505" meta:word-count="1513" meta:character-count="17362"/>
  </office:meta>
</office:document-meta>
</file>